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39.66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81.81pt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74pt solid #000000" fo:padding="2.01pt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padding="2.01pt"/>
      <style:paragraph-properties fo:text-align="center" fo:margin-left="0pt"/>
    </style:style>
    <style:style style:name="ce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74pt solid #000000" fo:padding="2.01p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fo:padding="2.01pt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5"/>
        <table:table-column table:style-name="co5" table:number-columns-repeated="3" table:default-cell-style-name="ce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9" table:number-columns-repeated="1003" table:default-cell-style-name="Default"/>
        <table:table-row table:style-name="ro3">
          <table:table-cell office:value-type="string" calcext:value-type="string">
            <text:p>Line Segment Data</text:p>
          </table:table-cell>
          <table:table-cell table:number-columns-repeated="8"/>
          <table:table-cell office:value-type="string" calcext:value-type="string">
            <text:p>base voltage (V)</text:p>
          </table:table-cell>
          <table:table-cell office:value-type="string" calcext:value-type="string">
            <text:p>base Capacity (VA)</text:p>
          </table:table-cell>
          <table:table-cell office:value-type="string" calcext:value-type="string">
            <text:p>base imp.</text:p>
          </table:table-cell>
          <table:table-cell/>
          <table:table-cell office:value-type="string" calcext:value-type="string">
            <text:p>Foot to mile</text:p>
          </table:table-cell>
          <table:table-cell/>
          <table:table-cell table:style-name="ce14" office:value-type="string" calcext:value-type="string" table:number-columns-spanned="6" table:number-rows-spanned="1">
            <text:p>assumptions: only phase A (or only other phasse when alone, i.e., config. 10 is B and config. 11 ic C)</text:p>
          </table:table-cell>
          <table:covered-table-cell table:number-columns-repeated="5"/>
          <table:table-cell table:number-columns-repeated="1003"/>
        </table:table-row>
        <table:table-row table:style-name="ro3">
          <table:table-cell table:number-columns-repeated="9"/>
          <table:table-cell office:value-type="float" office:value="4160" calcext:value-type="float">
            <text:p>4160</text:p>
          </table:table-cell>
          <table:table-cell office:value-type="float" office:value="5000000" calcext:value-type="float">
            <text:p>5000000</text:p>
          </table:table-cell>
          <table:table-cell table:formula="of:=([.J2]^2 )/[.K2]" office:value-type="float" office:value="3.46112" calcext:value-type="float">
            <text:p>3.46112</text:p>
          </table:table-cell>
          <table:table-cell/>
          <table:table-cell office:value-type="float" office:value="0.000189394" calcext:value-type="float">
            <text:p>0.000189394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8" office:value-type="string" calcext:value-type="string" table:number-columns-spanned="2" table:number-rows-spanned="1">
            <text:p>per mile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total (p.u.)</text:p>
          </table:table-cell>
          <table:covered-table-cell/>
          <table:table-cell table:number-columns-repeated="1015"/>
        </table:table-row>
        <table:table-row table:style-name="ro3">
          <table:table-cell table:style-name="ce2" office:value-type="string" calcext:value-type="string">
            <text:p>Node A</text:p>
          </table:table-cell>
          <table:table-cell table:style-name="ce2" office:value-type="string" calcext:value-type="string">
            <text:p>Node B</text:p>
          </table:table-cell>
          <table:table-cell table:style-name="ce2" office:value-type="string" calcext:value-type="string">
            <text:p>Length (ft.)</text:p>
          </table:table-cell>
          <table:table-cell table:style-name="ce6" office:value-type="string" calcext:value-type="string">
            <text:p>Config.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mps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C (KVA)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5]  ; [.D5] &lt;= 8); 530;  IF(AND(9&lt;= [.D5]  ; [.D5] &lt;= 11); 230;IF([.D5]=12; 310;0) ) )" office:value-type="float" office:value="230" calcext:value-type="float">
            <text:p>230</text:p>
          </table:table-cell>
          <table:table-cell table:style-name="ce13" table:formula="of:=[.E5]*([.C5]*[.$N$2])/[.$L$2]" office:value-type="float" office:value="0.0127285209238628" calcext:value-type="float">
            <text:p>0.012728520923863</text:p>
          </table:table-cell>
          <table:table-cell table:style-name="ce13" table:formula="of:=[.F5]*([.C5]*[.$N$2])/[.$L$2]" office:value-type="float" office:value="0.0129037631243644" calcext:value-type="float">
            <text:p>0.012903763124364</text:p>
          </table:table-cell>
          <table:table-cell table:style-name="ce13" table:formula="of:=[.G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6]  ; [.D6] &lt;= 8); 530;  IF(AND(9&lt;= [.D6]  ; [.D6] &lt;= 11); 230;IF([.D6]=12; 310;0) ) )" office:value-type="float" office:value="230" calcext:value-type="float">
            <text:p>230</text:p>
          </table:table-cell>
          <table:table-cell table:style-name="ce13" table:formula="of:=[.E6]*([.C6]*[.$N$2])/[.$L$2]" office:value-type="float" office:value="0.018183601319804" calcext:value-type="float">
            <text:p>0.018183601319804</text:p>
          </table:table-cell>
          <table:table-cell table:style-name="ce13" table:formula="of:=[.F6]*([.C6]*[.$N$2])/[.$L$2]" office:value-type="float" office:value="0.0184339473205205" calcext:value-type="float">
            <text:p>0.018433947320521</text:p>
          </table:table-cell>
          <table:table-cell table:style-name="ce13" table:formula="of:=[.G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2" office:value-type="float" office:value="1.078" calcext:value-type="float">
            <text:p>1.078</text:p>
          </table:table-cell>
          <table:table-cell table:style-name="ce2" table:formula="of:=IF(AND(1&lt;= [.D7]  ; [.D7] &lt;= 8); 530;  IF(AND(9&lt;= [.D7]  ; [.D7] &lt;= 11); 230;IF([.D7]=12; 310;0) ) )" office:value-type="float" office:value="530" calcext:value-type="float">
            <text:p>530</text:p>
          </table:table-cell>
          <table:table-cell table:style-name="ce13" table:formula="of:=[.E7]*([.C7]*[.$N$2])/[.$L$2]" office:value-type="float" office:value="0.00751202163461539" calcext:value-type="float">
            <text:p>0.007512021634615</text:p>
          </table:table-cell>
          <table:table-cell table:style-name="ce13" table:formula="of:=[.F7]*([.C7]*[.$N$2])/[.$L$2]" office:value-type="float" office:value="0.0176965894276997" calcext:value-type="float">
            <text:p>0.0176965894277</text:p>
          </table:table-cell>
          <table:table-cell table:style-name="ce13" table:formula="of:=[.G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8]  ; [.D8] &lt;= 8); 530;  IF(AND(9&lt;= [.D8]  ; [.D8] &lt;= 11); 230;IF([.D8]=12; 310;0) ) )" office:value-type="float" office:value="230" calcext:value-type="float">
            <text:p>230</text:p>
          </table:table-cell>
          <table:table-cell table:style-name="ce13" table:formula="of:=[.E8]*([.C8]*[.$N$2])/[.$L$2]" office:value-type="float" office:value="0.0145468810558432" calcext:value-type="float">
            <text:p>0.014546881055843</text:p>
          </table:table-cell>
          <table:table-cell table:style-name="ce13" table:formula="of:=[.F8]*([.C8]*[.$N$2])/[.$L$2]" office:value-type="float" office:value="0.0147471578564164" calcext:value-type="float">
            <text:p>0.014747157856416</text:p>
          </table:table-cell>
          <table:table-cell table:style-name="ce13" table:formula="of:=[.G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]  ; [.D9] &lt;= 8); 530;  IF(AND(9&lt;= [.D9]  ; [.D9] &lt;= 11); 230;IF([.D9]=12; 310;0) ) )" office:value-type="float" office:value="230" calcext:value-type="float">
            <text:p>230</text:p>
          </table:table-cell>
          <table:table-cell table:style-name="ce13" table:formula="of:=[.E9]*([.C9]*[.$N$2])/[.$L$2]" office:value-type="float" office:value="0.0236386817157452" calcext:value-type="float">
            <text:p>0.023638681715745</text:p>
          </table:table-cell>
          <table:table-cell table:style-name="ce13" table:formula="of:=[.F9]*([.C9]*[.$N$2])/[.$L$2]" office:value-type="float" office:value="0.0239641315166767" calcext:value-type="float">
            <text:p>0.023964131516677</text:p>
          </table:table-cell>
          <table:table-cell table:style-name="ce13" table:formula="of:=[.G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]  ; [.D10] &lt;= 8); 530;  IF(AND(9&lt;= [.D10]  ; [.D10] &lt;= 11); 230;IF([.D10]=12; 310;0) ) )" office:value-type="float" office:value="230" calcext:value-type="float">
            <text:p>230</text:p>
          </table:table-cell>
          <table:table-cell table:style-name="ce13" table:formula="of:=[.E10]*([.C10]*[.$N$2])/[.$L$2]" office:value-type="float" office:value="0.018183601319804" calcext:value-type="float">
            <text:p>0.018183601319804</text:p>
          </table:table-cell>
          <table:table-cell table:style-name="ce13" table:formula="of:=[.F10]*([.C10]*[.$N$2])/[.$L$2]" office:value-type="float" office:value="0.0184339473205205" calcext:value-type="float">
            <text:p>0.018433947320521</text:p>
          </table:table-cell>
          <table:table-cell table:style-name="ce13" table:formula="of:=[.G1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1]  ; [.D11] &lt;= 8); 530;  IF(AND(9&lt;= [.D11]  ; [.D11] &lt;= 11); 230;IF([.D11]=12; 310;0) ) )" office:value-type="float" office:value="530" calcext:value-type="float">
            <text:p>530</text:p>
          </table:table-cell>
          <table:table-cell table:style-name="ce13" table:formula="of:=[.E11]*([.C11]*[.$N$2])/[.$L$2]" office:value-type="float" office:value="0.00500801442307692" calcext:value-type="float">
            <text:p>0.005008014423077</text:p>
          </table:table-cell>
          <table:table-cell table:style-name="ce13" table:formula="of:=[.F11]*([.C11]*[.$N$2])/[.$L$2]" office:value-type="float" office:value="0.0117977262851331" calcext:value-type="float">
            <text:p>0.011797726285133</text:p>
          </table:table-cell>
          <table:table-cell table:style-name="ce13" table:formula="of:=[.G1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2]  ; [.D12] &lt;= 8); 530;  IF(AND(9&lt;= [.D12]  ; [.D12] &lt;= 11); 230;IF([.D12]=12; 310;0) ) )" office:value-type="float" office:value="230" calcext:value-type="float">
            <text:p>230</text:p>
          </table:table-cell>
          <table:table-cell table:style-name="ce13" table:formula="of:=[.E12]*([.C12]*[.$N$2])/[.$L$2]" office:value-type="float" office:value="0.0163652411878236" calcext:value-type="float">
            <text:p>0.016365241187824</text:p>
          </table:table-cell>
          <table:table-cell table:style-name="ce13" table:formula="of:=[.F12]*([.C12]*[.$N$2])/[.$L$2]" office:value-type="float" office:value="0.0165905525884685" calcext:value-type="float">
            <text:p>0.016590552588469</text:p>
          </table:table-cell>
          <table:table-cell table:style-name="ce13" table:formula="of:=[.G1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3]  ; [.D13] &lt;= 8); 530;  IF(AND(9&lt;= [.D13]  ; [.D13] &lt;= 11); 230;IF([.D13]=12; 310;0) ) )" office:value-type="float" office:value="230" calcext:value-type="float">
            <text:p>230</text:p>
          </table:table-cell>
          <table:table-cell table:style-name="ce13" table:formula="of:=[.E13]*([.C13]*[.$N$2])/[.$L$2]" office:value-type="float" office:value="0.0163652411878236" calcext:value-type="float">
            <text:p>0.016365241187824</text:p>
          </table:table-cell>
          <table:table-cell table:style-name="ce13" table:formula="of:=[.F13]*([.C13]*[.$N$2])/[.$L$2]" office:value-type="float" office:value="0.0165905525884685" calcext:value-type="float">
            <text:p>0.016590552588469</text:p>
          </table:table-cell>
          <table:table-cell table:style-name="ce13" table:formula="of:=[.G1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4]  ; [.D14] &lt;= 8); 530;  IF(AND(9&lt;= [.D14]  ; [.D14] &lt;= 11); 230;IF([.D14]=12; 310;0) ) )" office:value-type="float" office:value="530" calcext:value-type="float">
            <text:p>530</text:p>
          </table:table-cell>
          <table:table-cell table:style-name="ce13" table:formula="of:=[.E14]*([.C14]*[.$N$2])/[.$L$2]" office:value-type="float" office:value="0.00751202163461539" calcext:value-type="float">
            <text:p>0.007512021634615</text:p>
          </table:table-cell>
          <table:table-cell table:style-name="ce13" table:formula="of:=[.F14]*([.C14]*[.$N$2])/[.$L$2]" office:value-type="float" office:value="0.0176965894276997" calcext:value-type="float">
            <text:p>0.0176965894277</text:p>
          </table:table-cell>
          <table:table-cell table:style-name="ce13" table:formula="of:=[.G1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5" calcext:value-type="float">
            <text:p>4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5]  ; [.D15] &lt;= 8); 530;  IF(AND(9&lt;= [.D15]  ; [.D15] &lt;= 11); 230;IF([.D15]=12; 310;0) ) )" office:value-type="float" office:value="230" calcext:value-type="float">
            <text:p>230</text:p>
          </table:table-cell>
          <table:table-cell table:style-name="ce13" table:formula="of:=[.E15]*([.C15]*[.$N$2])/[.$L$2]" office:value-type="float" office:value="0.0309121222436668" calcext:value-type="float">
            <text:p>0.030912122243667</text:p>
          </table:table-cell>
          <table:table-cell table:style-name="ce13" table:formula="of:=[.F15]*([.C15]*[.$N$2])/[.$L$2]" office:value-type="float" office:value="0.0313377104448849" calcext:value-type="float">
            <text:p>0.031337710444885</text:p>
          </table:table-cell>
          <table:table-cell table:style-name="ce13" table:formula="of:=[.G1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6]  ; [.D16] &lt;= 8); 530;  IF(AND(9&lt;= [.D16]  ; [.D16] &lt;= 11); 230;IF([.D16]=12; 310;0) ) )" office:value-type="float" office:value="230" calcext:value-type="float">
            <text:p>230</text:p>
          </table:table-cell>
          <table:table-cell table:style-name="ce13" table:formula="of:=[.E16]*([.C16]*[.$N$2])/[.$L$2]" office:value-type="float" office:value="0.0109101607918824" calcext:value-type="float">
            <text:p>0.010910160791882</text:p>
          </table:table-cell>
          <table:table-cell table:style-name="ce13" table:formula="of:=[.F16]*([.C16]*[.$N$2])/[.$L$2]" office:value-type="float" office:value="0.0110603683923123" calcext:value-type="float">
            <text:p>0.011060368392312</text:p>
          </table:table-cell>
          <table:table-cell table:style-name="ce13" table:formula="of:=[.G1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25" calcext:value-type="float">
            <text:p>82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17]  ; [.D17] &lt;= 8); 530;  IF(AND(9&lt;= [.D17]  ; [.D17] &lt;= 11); 230;IF([.D17]=12; 310;0) ) )" office:value-type="float" office:value="530" calcext:value-type="float">
            <text:p>530</text:p>
          </table:table-cell>
          <table:table-cell table:style-name="ce13" table:formula="of:=[.E17]*([.C17]*[.$N$2])/[.$L$2]" office:value-type="float" office:value="0.0210643587422568" calcext:value-type="float">
            <text:p>0.021064358742257</text:p>
          </table:table-cell>
          <table:table-cell table:style-name="ce13" table:formula="of:=[.F17]*([.C17]*[.$N$2])/[.$L$2]" office:value-type="float" office:value="0.0473203189747827" calcext:value-type="float">
            <text:p>0.047320318974783</text:p>
          </table:table-cell>
          <table:table-cell table:style-name="ce13" table:formula="of:=[.G1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8]  ; [.D18] &lt;= 8); 530;  IF(AND(9&lt;= [.D18]  ; [.D18] &lt;= 11); 230;IF([.D18]=12; 310;0) ) )" office:value-type="float" office:value="230" calcext:value-type="float">
            <text:p>230</text:p>
          </table:table-cell>
          <table:table-cell table:style-name="ce13" table:formula="of:=[.E18]*([.C18]*[.$N$2])/[.$L$2]" office:value-type="float" office:value="0.018183601319804" calcext:value-type="float">
            <text:p>0.018183601319804</text:p>
          </table:table-cell>
          <table:table-cell table:style-name="ce13" table:formula="of:=[.F18]*([.C18]*[.$N$2])/[.$L$2]" office:value-type="float" office:value="0.0184339473205205" calcext:value-type="float">
            <text:p>0.018433947320521</text:p>
          </table:table-cell>
          <table:table-cell table:style-name="ce13" table:formula="of:=[.G1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9]  ; [.D19] &lt;= 8); 530;  IF(AND(9&lt;= [.D19]  ; [.D19] &lt;= 11); 230;IF([.D19]=12; 310;0) ) )" office:value-type="float" office:value="230" calcext:value-type="float">
            <text:p>230</text:p>
          </table:table-cell>
          <table:table-cell table:style-name="ce13" table:formula="of:=[.E19]*([.C19]*[.$N$2])/[.$L$2]" office:value-type="float" office:value="0.018183601319804" calcext:value-type="float">
            <text:p>0.018183601319804</text:p>
          </table:table-cell>
          <table:table-cell table:style-name="ce13" table:formula="of:=[.F19]*([.C19]*[.$N$2])/[.$L$2]" office:value-type="float" office:value="0.0184339473205205" calcext:value-type="float">
            <text:p>0.018433947320521</text:p>
          </table:table-cell>
          <table:table-cell table:style-name="ce13" table:formula="of:=[.G1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75" calcext:value-type="float">
            <text:p>3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0]  ; [.D20] &lt;= 8); 530;  IF(AND(9&lt;= [.D20]  ; [.D20] &lt;= 11); 230;IF([.D20]=12; 310;0) ) )" office:value-type="float" office:value="230" calcext:value-type="float">
            <text:p>230</text:p>
          </table:table-cell>
          <table:table-cell table:style-name="ce13" table:formula="of:=[.E20]*([.C20]*[.$N$2])/[.$L$2]" office:value-type="float" office:value="0.027275401979706" calcext:value-type="float">
            <text:p>0.027275401979706</text:p>
          </table:table-cell>
          <table:table-cell table:style-name="ce13" table:formula="of:=[.F20]*([.C20]*[.$N$2])/[.$L$2]" office:value-type="float" office:value="0.0276509209807808" calcext:value-type="float">
            <text:p>0.027650920980781</text:p>
          </table:table-cell>
          <table:table-cell table:style-name="ce13" table:formula="of:=[.G2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1]  ; [.D21] &lt;= 8); 530;  IF(AND(9&lt;= [.D21]  ; [.D21] &lt;= 11); 230;IF([.D21]=12; 310;0) ) )" office:value-type="float" office:value="230" calcext:value-type="float">
            <text:p>230</text:p>
          </table:table-cell>
          <table:table-cell table:style-name="ce13" table:formula="of:=[.E21]*([.C21]*[.$N$2])/[.$L$2]" office:value-type="float" office:value="0.0254570418477256" calcext:value-type="float">
            <text:p>0.025457041847726</text:p>
          </table:table-cell>
          <table:table-cell table:style-name="ce13" table:formula="of:=[.F21]*([.C21]*[.$N$2])/[.$L$2]" office:value-type="float" office:value="0.0258075262487287" calcext:value-type="float">
            <text:p>0.025807526248729</text:p>
          </table:table-cell>
          <table:table-cell table:style-name="ce13" table:formula="of:=[.G2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2]  ; [.D22] &lt;= 8); 530;  IF(AND(9&lt;= [.D22]  ; [.D22] &lt;= 11); 230;IF([.D22]=12; 310;0) ) )" office:value-type="float" office:value="230" calcext:value-type="float">
            <text:p>230</text:p>
          </table:table-cell>
          <table:table-cell table:style-name="ce13" table:formula="of:=[.E22]*([.C22]*[.$N$2])/[.$L$2]" office:value-type="float" office:value="0.018183601319804" calcext:value-type="float">
            <text:p>0.018183601319804</text:p>
          </table:table-cell>
          <table:table-cell table:style-name="ce13" table:formula="of:=[.F22]*([.C22]*[.$N$2])/[.$L$2]" office:value-type="float" office:value="0.0184339473205205" calcext:value-type="float">
            <text:p>0.018433947320521</text:p>
          </table:table-cell>
          <table:table-cell table:style-name="ce13" table:formula="of:=[.G2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23]  ; [.D23] &lt;= 8); 530;  IF(AND(9&lt;= [.D23]  ; [.D23] &lt;= 11); 230;IF([.D23]=12; 310;0) ) )" office:value-type="float" office:value="530" calcext:value-type="float">
            <text:p>530</text:p>
          </table:table-cell>
          <table:table-cell table:style-name="ce13" table:formula="of:=[.E23]*([.C23]*[.$N$2])/[.$L$2]" office:value-type="float" office:value="0.00765976681536613" calcext:value-type="float">
            <text:p>0.007659766815366</text:p>
          </table:table-cell>
          <table:table-cell table:style-name="ce13" table:formula="of:=[.F23]*([.C23]*[.$N$2])/[.$L$2]" office:value-type="float" office:value="0.0172073887181028" calcext:value-type="float">
            <text:p>0.017207388718103</text:p>
          </table:table-cell>
          <table:table-cell table:style-name="ce13" table:formula="of:=[.G2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4]  ; [.D24] &lt;= 8); 530;  IF(AND(9&lt;= [.D24]  ; [.D24] &lt;= 11); 230;IF([.D24]=12; 310;0) ) )" office:value-type="float" office:value="230" calcext:value-type="float">
            <text:p>230</text:p>
          </table:table-cell>
          <table:table-cell table:style-name="ce13" table:formula="of:=[.E24]*([.C24]*[.$N$2])/[.$L$2]" office:value-type="float" office:value="0.0236386817157452" calcext:value-type="float">
            <text:p>0.023638681715745</text:p>
          </table:table-cell>
          <table:table-cell table:style-name="ce13" table:formula="of:=[.F24]*([.C24]*[.$N$2])/[.$L$2]" office:value-type="float" office:value="0.0239641315166767" calcext:value-type="float">
            <text:p>0.023964131516677</text:p>
          </table:table-cell>
          <table:table-cell table:style-name="ce13" table:formula="of:=[.G2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25" calcext:value-type="float">
            <text:p>5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5]  ; [.D25] &lt;= 8); 530;  IF(AND(9&lt;= [.D25]  ; [.D25] &lt;= 11); 230;IF([.D25]=12; 310;0) ) )" office:value-type="float" office:value="230" calcext:value-type="float">
            <text:p>230</text:p>
          </table:table-cell>
          <table:table-cell table:style-name="ce13" table:formula="of:=[.E25]*([.C25]*[.$N$2])/[.$L$2]" office:value-type="float" office:value="0.0381855627715884" calcext:value-type="float">
            <text:p>0.038185562771588</text:p>
          </table:table-cell>
          <table:table-cell table:style-name="ce13" table:formula="of:=[.F25]*([.C25]*[.$N$2])/[.$L$2]" office:value-type="float" office:value="0.0387112893730931" calcext:value-type="float">
            <text:p>0.038711289373093</text:p>
          </table:table-cell>
          <table:table-cell table:style-name="ce13" table:formula="of:=[.G2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26]  ; [.D26] &lt;= 8); 530;  IF(AND(9&lt;= [.D26]  ; [.D26] &lt;= 11); 230;IF([.D26]=12; 310;0) ) )" office:value-type="float" office:value="530" calcext:value-type="float">
            <text:p>530</text:p>
          </table:table-cell>
          <table:table-cell table:style-name="ce13" table:formula="of:=[.E26]*([.C26]*[.$N$2])/[.$L$2]" office:value-type="float" office:value="0.0063831390128051" calcext:value-type="float">
            <text:p>0.006383139012805</text:p>
          </table:table-cell>
          <table:table-cell table:style-name="ce13" table:formula="of:=[.F26]*([.C26]*[.$N$2])/[.$L$2]" office:value-type="float" office:value="0.014339490598419" calcext:value-type="float">
            <text:p>0.014339490598419</text:p>
          </table:table-cell>
          <table:table-cell table:style-name="ce13" table:formula="of:=[.G2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27]  ; [.D27] &lt;= 8); 530;  IF(AND(9&lt;= [.D27]  ; [.D27] &lt;= 11); 230;IF([.D27]=12; 310;0) ) )" office:value-type="float" office:value="230" calcext:value-type="float">
            <text:p>230</text:p>
          </table:table-cell>
          <table:table-cell table:style-name="ce13" table:formula="of:=[.E27]*([.C27]*[.$N$2])/[.$L$2]" office:value-type="float" office:value="0.0400039229035688" calcext:value-type="float">
            <text:p>0.040003922903569</text:p>
          </table:table-cell>
          <table:table-cell table:style-name="ce13" table:formula="of:=[.F27]*([.C27]*[.$N$2])/[.$L$2]" office:value-type="float" office:value="0.0405546841051452" calcext:value-type="float">
            <text:p>0.040554684105145</text:p>
          </table:table-cell>
          <table:table-cell table:style-name="ce13" table:formula="of:=[.G2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28]  ; [.D28] &lt;= 8); 530;  IF(AND(9&lt;= [.D28]  ; [.D28] &lt;= 11); 230;IF([.D28]=12; 310;0) ) )" office:value-type="float" office:value="530" calcext:value-type="float">
            <text:p>530</text:p>
          </table:table-cell>
          <table:table-cell table:style-name="ce13" table:formula="of:=[.E28]*([.C28]*[.$N$2])/[.$L$2]" office:value-type="float" office:value="0.00702145291408561" calcext:value-type="float">
            <text:p>0.007021452914086</text:p>
          </table:table-cell>
          <table:table-cell table:style-name="ce13" table:formula="of:=[.F28]*([.C28]*[.$N$2])/[.$L$2]" office:value-type="float" office:value="0.0157734396582609" calcext:value-type="float">
            <text:p>0.015773439658261</text:p>
          </table:table-cell>
          <table:table-cell table:style-name="ce13" table:formula="of:=[.G2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29]  ; [.D29] &lt;= 8); 530;  IF(AND(9&lt;= [.D29]  ; [.D29] &lt;= 11); 230;IF([.D29]=12; 310;0) ) )" office:value-type="float" office:value="530" calcext:value-type="float">
            <text:p>530</text:p>
          </table:table-cell>
          <table:table-cell table:style-name="ce13" table:formula="of:=[.E29]*([.C29]*[.$N$2])/[.$L$2]" office:value-type="float" office:value="0.00876402524038462" calcext:value-type="float">
            <text:p>0.008764025240385</text:p>
          </table:table-cell>
          <table:table-cell table:style-name="ce13" table:formula="of:=[.F29]*([.C29]*[.$N$2])/[.$L$2]" office:value-type="float" office:value="0.020646020998983" calcext:value-type="float">
            <text:p>0.020646020998983</text:p>
          </table:table-cell>
          <table:table-cell table:style-name="ce13" table:formula="of:=[.G2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0]  ; [.D30] &lt;= 8); 530;  IF(AND(9&lt;= [.D30]  ; [.D30] &lt;= 11); 230;IF([.D30]=12; 310;0) ) )" office:value-type="float" office:value="530" calcext:value-type="float">
            <text:p>530</text:p>
          </table:table-cell>
          <table:table-cell table:style-name="ce13" table:formula="of:=[.E30]*([.C30]*[.$N$2])/[.$L$2]" office:value-type="float" office:value="0.00510651121024408" calcext:value-type="float">
            <text:p>0.005106511210244</text:p>
          </table:table-cell>
          <table:table-cell table:style-name="ce13" table:formula="of:=[.F30]*([.C30]*[.$N$2])/[.$L$2]" office:value-type="float" office:value="0.0114715924787352" calcext:value-type="float">
            <text:p>0.011471592478735</text:p>
          </table:table-cell>
          <table:table-cell table:style-name="ce13" table:formula="of:=[.G3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31]  ; [.D31] &lt;= 8); 530;  IF(AND(9&lt;= [.D31]  ; [.D31] &lt;= 11); 230;IF([.D31]=12; 310;0) ) )" office:value-type="float" office:value="530" calcext:value-type="float">
            <text:p>530</text:p>
          </table:table-cell>
          <table:table-cell table:style-name="ce13" table:formula="of:=[.E31]*([.C31]*[.$N$2])/[.$L$2]" office:value-type="float" office:value="0.00688601983173077" calcext:value-type="float">
            <text:p>0.006886019831731</text:p>
          </table:table-cell>
          <table:table-cell table:style-name="ce13" table:formula="of:=[.F31]*([.C31]*[.$N$2])/[.$L$2]" office:value-type="float" office:value="0.0162218736420581" calcext:value-type="float">
            <text:p>0.016221873642058</text:p>
          </table:table-cell>
          <table:table-cell table:style-name="ce13" table:formula="of:=[.G3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2]  ; [.D32] &lt;= 8); 530;  IF(AND(9&lt;= [.D32]  ; [.D32] &lt;= 11); 230;IF([.D32]=12; 310;0) ) )" office:value-type="float" office:value="230" calcext:value-type="float">
            <text:p>230</text:p>
          </table:table-cell>
          <table:table-cell table:style-name="ce13" table:formula="of:=[.E32]*([.C32]*[.$N$2])/[.$L$2]" office:value-type="float" office:value="0.0163652411878236" calcext:value-type="float">
            <text:p>0.016365241187824</text:p>
          </table:table-cell>
          <table:table-cell table:style-name="ce13" table:formula="of:=[.F32]*([.C32]*[.$N$2])/[.$L$2]" office:value-type="float" office:value="0.0165905525884685" calcext:value-type="float">
            <text:p>0.016590552588469</text:p>
          </table:table-cell>
          <table:table-cell table:style-name="ce13" table:formula="of:=[.G3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3]  ; [.D33] &lt;= 8); 530;  IF(AND(9&lt;= [.D33]  ; [.D33] &lt;= 11); 230;IF([.D33]=12; 310;0) ) )" office:value-type="float" office:value="230" calcext:value-type="float">
            <text:p>230</text:p>
          </table:table-cell>
          <table:table-cell table:style-name="ce13" table:formula="of:=[.E33]*([.C33]*[.$N$2])/[.$L$2]" office:value-type="float" office:value="0.036367202639608" calcext:value-type="float">
            <text:p>0.036367202639608</text:p>
          </table:table-cell>
          <table:table-cell table:style-name="ce13" table:formula="of:=[.F33]*([.C33]*[.$N$2])/[.$L$2]" office:value-type="float" office:value="0.036867894641041" calcext:value-type="float">
            <text:p>0.036867894641041</text:p>
          </table:table-cell>
          <table:table-cell table:style-name="ce13" table:formula="of:=[.G3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4]  ; [.D34] &lt;= 8); 530;  IF(AND(9&lt;= [.D34]  ; [.D34] &lt;= 11); 230;IF([.D34]=12; 310;0) ) )" office:value-type="float" office:value="530" calcext:value-type="float">
            <text:p>530</text:p>
          </table:table-cell>
          <table:table-cell table:style-name="ce13" table:formula="of:=[.E34]*([.C34]*[.$N$2])/[.$L$2]" office:value-type="float" office:value="0.00765976681536613" calcext:value-type="float">
            <text:p>0.007659766815366</text:p>
          </table:table-cell>
          <table:table-cell table:style-name="ce13" table:formula="of:=[.F34]*([.C34]*[.$N$2])/[.$L$2]" office:value-type="float" office:value="0.0172073887181028" calcext:value-type="float">
            <text:p>0.017207388718103</text:p>
          </table:table-cell>
          <table:table-cell table:style-name="ce13" table:formula="of:=[.G3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5]  ; [.D35] &lt;= 8); 530;  IF(AND(9&lt;= [.D35]  ; [.D35] &lt;= 11); 230;IF([.D35]=12; 310;0) ) )" office:value-type="float" office:value="530" calcext:value-type="float">
            <text:p>530</text:p>
          </table:table-cell>
          <table:table-cell table:style-name="ce13" table:formula="of:=[.E35]*([.C35]*[.$N$2])/[.$L$2]" office:value-type="float" office:value="0.00893639461792714" calcext:value-type="float">
            <text:p>0.008936394617927</text:p>
          </table:table-cell>
          <table:table-cell table:style-name="ce13" table:formula="of:=[.F35]*([.C35]*[.$N$2])/[.$L$2]" office:value-type="float" office:value="0.0200752868377866" calcext:value-type="float">
            <text:p>0.020075286837787</text:p>
          </table:table-cell>
          <table:table-cell table:style-name="ce13" table:formula="of:=[.G3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36]  ; [.D36] &lt;= 8); 530;  IF(AND(9&lt;= [.D36]  ; [.D36] &lt;= 11); 230;IF([.D36]=12; 310;0) ) )" office:value-type="float" office:value="530" calcext:value-type="float">
            <text:p>530</text:p>
          </table:table-cell>
          <table:table-cell table:style-name="ce13" table:formula="of:=[.E36]*([.C36]*[.$N$2])/[.$L$2]" office:value-type="float" office:value="0.00510651121024408" calcext:value-type="float">
            <text:p>0.005106511210244</text:p>
          </table:table-cell>
          <table:table-cell table:style-name="ce13" table:formula="of:=[.F36]*([.C36]*[.$N$2])/[.$L$2]" office:value-type="float" office:value="0.0114715924787352" calcext:value-type="float">
            <text:p>0.011471592478735</text:p>
          </table:table-cell>
          <table:table-cell table:style-name="ce13" table:formula="of:=[.G3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7]  ; [.D37] &lt;= 8); 530;  IF(AND(9&lt;= [.D37]  ; [.D37] &lt;= 11); 230;IF([.D37]=12; 310;0) ) )" office:value-type="float" office:value="230" calcext:value-type="float">
            <text:p>230</text:p>
          </table:table-cell>
          <table:table-cell table:style-name="ce13" table:formula="of:=[.E37]*([.C37]*[.$N$2])/[.$L$2]" office:value-type="float" office:value="0.0218203215837648" calcext:value-type="float">
            <text:p>0.021820321583765</text:p>
          </table:table-cell>
          <table:table-cell table:style-name="ce13" table:formula="of:=[.F37]*([.C37]*[.$N$2])/[.$L$2]" office:value-type="float" office:value="0.0221207367846246" calcext:value-type="float">
            <text:p>0.022120736784625</text:p>
          </table:table-cell>
          <table:table-cell table:style-name="ce13" table:formula="of:=[.G3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38]  ; [.D38] &lt;= 8); 530;  IF(AND(9&lt;= [.D38]  ; [.D38] &lt;= 11); 230;IF([.D38]=12; 310;0) ) )" office:value-type="float" office:value="230" calcext:value-type="float">
            <text:p>230</text:p>
          </table:table-cell>
          <table:table-cell table:style-name="ce13" table:formula="of:=[.E38]*([.C38]*[.$N$2])/[.$L$2]" office:value-type="float" office:value="0.0072734405279216" calcext:value-type="float">
            <text:p>0.007273440527922</text:p>
          </table:table-cell>
          <table:table-cell table:style-name="ce13" table:formula="of:=[.F38]*([.C38]*[.$N$2])/[.$L$2]" office:value-type="float" office:value="0.00737357892820821" calcext:value-type="float">
            <text:p>0.007373578928208</text:p>
          </table:table-cell>
          <table:table-cell table:style-name="ce13" table:formula="of:=[.G3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50" calcext:value-type="float">
            <text:p>650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39]  ; [.D39] &lt;= 8); 530;  IF(AND(9&lt;= [.D39]  ; [.D39] &lt;= 11); 230;IF([.D39]=12; 310;0) ) )" office:value-type="float" office:value="530" calcext:value-type="float">
            <text:p>530</text:p>
          </table:table-cell>
          <table:table-cell table:style-name="ce13" table:formula="of:=[.E39]*([.C39]*[.$N$2])/[.$L$2]" office:value-type="float" office:value="0.016276046875" calcext:value-type="float">
            <text:p>0.016276046875</text:p>
          </table:table-cell>
          <table:table-cell table:style-name="ce13" table:formula="of:=[.F39]*([.C39]*[.$N$2])/[.$L$2]" office:value-type="float" office:value="0.0383426104266827" calcext:value-type="float">
            <text:p>0.038342610426683</text:p>
          </table:table-cell>
          <table:table-cell table:style-name="ce13" table:formula="of:=[.G3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0]  ; [.D40] &lt;= 8); 530;  IF(AND(9&lt;= [.D40]  ; [.D40] &lt;= 11); 230;IF([.D40]=12; 310;0) ) )" office:value-type="float" office:value="530" calcext:value-type="float">
            <text:p>530</text:p>
          </table:table-cell>
          <table:table-cell table:style-name="ce13" table:formula="of:=[.E40]*([.C40]*[.$N$2])/[.$L$2]" office:value-type="float" office:value="0.00626001802884615" calcext:value-type="float">
            <text:p>0.006260018028846</text:p>
          </table:table-cell>
          <table:table-cell table:style-name="ce13" table:formula="of:=[.F40]*([.C40]*[.$N$2])/[.$L$2]" office:value-type="float" office:value="0.0147471578564164" calcext:value-type="float">
            <text:p>0.014747157856416</text:p>
          </table:table-cell>
          <table:table-cell table:style-name="ce13" table:formula="of:=[.G4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1]  ; [.D41] &lt;= 8); 530;  IF(AND(9&lt;= [.D41]  ; [.D41] &lt;= 11); 230;IF([.D41]=12; 310;0) ) )" office:value-type="float" office:value="230" calcext:value-type="float">
            <text:p>230</text:p>
          </table:table-cell>
          <table:table-cell table:style-name="ce13" table:formula="of:=[.E41]*([.C41]*[.$N$2])/[.$L$2]" office:value-type="float" office:value="0.0218203215837648" calcext:value-type="float">
            <text:p>0.021820321583765</text:p>
          </table:table-cell>
          <table:table-cell table:style-name="ce13" table:formula="of:=[.F41]*([.C41]*[.$N$2])/[.$L$2]" office:value-type="float" office:value="0.0221207367846246" calcext:value-type="float">
            <text:p>0.022120736784625</text:p>
          </table:table-cell>
          <table:table-cell table:style-name="ce13" table:formula="of:=[.G4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2]  ; [.D42] &lt;= 8); 530;  IF(AND(9&lt;= [.D42]  ; [.D42] &lt;= 11); 230;IF([.D42]=12; 310;0) ) )" office:value-type="float" office:value="230" calcext:value-type="float">
            <text:p>230</text:p>
          </table:table-cell>
          <table:table-cell table:style-name="ce13" table:formula="of:=[.E42]*([.C42]*[.$N$2])/[.$L$2]" office:value-type="float" office:value="0.018183601319804" calcext:value-type="float">
            <text:p>0.018183601319804</text:p>
          </table:table-cell>
          <table:table-cell table:style-name="ce13" table:formula="of:=[.F42]*([.C42]*[.$N$2])/[.$L$2]" office:value-type="float" office:value="0.0184339473205205" calcext:value-type="float">
            <text:p>0.018433947320521</text:p>
          </table:table-cell>
          <table:table-cell table:style-name="ce13" table:formula="of:=[.G42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3]  ; [.D43] &lt;= 8); 530;  IF(AND(9&lt;= [.D43]  ; [.D43] &lt;= 11); 230;IF([.D43]=12; 310;0) ) )" office:value-type="float" office:value="230" calcext:value-type="float">
            <text:p>230</text:p>
          </table:table-cell>
          <table:table-cell table:style-name="ce13" table:formula="of:=[.E43]*([.C43]*[.$N$2])/[.$L$2]" office:value-type="float" office:value="0.0236386817157452" calcext:value-type="float">
            <text:p>0.023638681715745</text:p>
          </table:table-cell>
          <table:table-cell table:style-name="ce13" table:formula="of:=[.F43]*([.C43]*[.$N$2])/[.$L$2]" office:value-type="float" office:value="0.0239641315166767" calcext:value-type="float">
            <text:p>0.023964131516677</text:p>
          </table:table-cell>
          <table:table-cell table:style-name="ce13" table:formula="of:=[.G4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4]  ; [.D44] &lt;= 8); 530;  IF(AND(9&lt;= [.D44]  ; [.D44] &lt;= 11); 230;IF([.D44]=12; 310;0) ) )" office:value-type="float" office:value="230" calcext:value-type="float">
            <text:p>230</text:p>
          </table:table-cell>
          <table:table-cell table:style-name="ce13" table:formula="of:=[.E44]*([.C44]*[.$N$2])/[.$L$2]" office:value-type="float" office:value="0.0236386817157452" calcext:value-type="float">
            <text:p>0.023638681715745</text:p>
          </table:table-cell>
          <table:table-cell table:style-name="ce13" table:formula="of:=[.F44]*([.C44]*[.$N$2])/[.$L$2]" office:value-type="float" office:value="0.0239641315166767" calcext:value-type="float">
            <text:p>0.023964131516677</text:p>
          </table:table-cell>
          <table:table-cell table:style-name="ce13" table:formula="of:=[.G4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5]  ; [.D45] &lt;= 8); 530;  IF(AND(9&lt;= [.D45]  ; [.D45] &lt;= 11); 230;IF([.D45]=12; 310;0) ) )" office:value-type="float" office:value="530" calcext:value-type="float">
            <text:p>530</text:p>
          </table:table-cell>
          <table:table-cell table:style-name="ce13" table:formula="of:=[.E45]*([.C45]*[.$N$2])/[.$L$2]" office:value-type="float" office:value="0.00626001802884615" calcext:value-type="float">
            <text:p>0.006260018028846</text:p>
          </table:table-cell>
          <table:table-cell table:style-name="ce13" table:formula="of:=[.F45]*([.C45]*[.$N$2])/[.$L$2]" office:value-type="float" office:value="0.0147471578564164" calcext:value-type="float">
            <text:p>0.014747157856416</text:p>
          </table:table-cell>
          <table:table-cell table:style-name="ce13" table:formula="of:=[.G4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6]  ; [.D46] &lt;= 8); 530;  IF(AND(9&lt;= [.D46]  ; [.D46] &lt;= 11); 230;IF([.D46]=12; 310;0) ) )" office:value-type="float" office:value="230" calcext:value-type="float">
            <text:p>230</text:p>
          </table:table-cell>
          <table:table-cell table:style-name="ce13" table:formula="of:=[.E46]*([.C46]*[.$N$2])/[.$L$2]" office:value-type="float" office:value="0.036367202639608" calcext:value-type="float">
            <text:p>0.036367202639608</text:p>
          </table:table-cell>
          <table:table-cell table:style-name="ce13" table:formula="of:=[.F46]*([.C46]*[.$N$2])/[.$L$2]" office:value-type="float" office:value="0.036867894641041" calcext:value-type="float">
            <text:p>0.036867894641041</text:p>
          </table:table-cell>
          <table:table-cell table:style-name="ce13" table:formula="of:=[.G4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7]  ; [.D47] &lt;= 8); 530;  IF(AND(9&lt;= [.D47]  ; [.D47] &lt;= 11); 230;IF([.D47]=12; 310;0) ) )" office:value-type="float" office:value="530" calcext:value-type="float">
            <text:p>530</text:p>
          </table:table-cell>
          <table:table-cell table:style-name="ce13" table:formula="of:=[.E47]*([.C47]*[.$N$2])/[.$L$2]" office:value-type="float" office:value="0.00500801442307692" calcext:value-type="float">
            <text:p>0.005008014423077</text:p>
          </table:table-cell>
          <table:table-cell table:style-name="ce13" table:formula="of:=[.F47]*([.C47]*[.$N$2])/[.$L$2]" office:value-type="float" office:value="0.0117977262851331" calcext:value-type="float">
            <text:p>0.011797726285133</text:p>
          </table:table-cell>
          <table:table-cell table:style-name="ce13" table:formula="of:=[.G4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48]  ; [.D48] &lt;= 8); 530;  IF(AND(9&lt;= [.D48]  ; [.D48] &lt;= 11); 230;IF([.D48]=12; 310;0) ) )" office:value-type="float" office:value="230" calcext:value-type="float">
            <text:p>230</text:p>
          </table:table-cell>
          <table:table-cell table:style-name="ce13" table:formula="of:=[.E48]*([.C48]*[.$N$2])/[.$L$2]" office:value-type="float" office:value="0.0145468810558432" calcext:value-type="float">
            <text:p>0.014546881055843</text:p>
          </table:table-cell>
          <table:table-cell table:style-name="ce13" table:formula="of:=[.F48]*([.C48]*[.$N$2])/[.$L$2]" office:value-type="float" office:value="0.0147471578564164" calcext:value-type="float">
            <text:p>0.014747157856416</text:p>
          </table:table-cell>
          <table:table-cell table:style-name="ce13" table:formula="of:=[.G4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49]  ; [.D49] &lt;= 8); 530;  IF(AND(9&lt;= [.D49]  ; [.D49] &lt;= 11); 230;IF([.D49]=12; 310;0) ) )" office:value-type="float" office:value="530" calcext:value-type="float">
            <text:p>530</text:p>
          </table:table-cell>
          <table:table-cell table:style-name="ce13" table:formula="of:=[.E49]*([.C49]*[.$N$2])/[.$L$2]" office:value-type="float" office:value="0.00626001802884615" calcext:value-type="float">
            <text:p>0.006260018028846</text:p>
          </table:table-cell>
          <table:table-cell table:style-name="ce13" table:formula="of:=[.F49]*([.C49]*[.$N$2])/[.$L$2]" office:value-type="float" office:value="0.0147471578564164" calcext:value-type="float">
            <text:p>0.014747157856416</text:p>
          </table:table-cell>
          <table:table-cell table:style-name="ce13" table:formula="of:=[.G4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50]  ; [.D50] &lt;= 8); 530;  IF(AND(9&lt;= [.D50]  ; [.D50] &lt;= 11); 230;IF([.D50]=12; 310;0) ) )" office:value-type="float" office:value="230" calcext:value-type="float">
            <text:p>230</text:p>
          </table:table-cell>
          <table:table-cell table:style-name="ce13" table:formula="of:=[.E50]*([.C50]*[.$N$2])/[.$L$2]" office:value-type="float" office:value="0.0218203215837648" calcext:value-type="float">
            <text:p>0.021820321583765</text:p>
          </table:table-cell>
          <table:table-cell table:style-name="ce13" table:formula="of:=[.F50]*([.C50]*[.$N$2])/[.$L$2]" office:value-type="float" office:value="0.0221207367846246" calcext:value-type="float">
            <text:p>0.022120736784625</text:p>
          </table:table-cell>
          <table:table-cell table:style-name="ce13" table:formula="of:=[.G5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1]  ; [.D51] &lt;= 8); 530;  IF(AND(9&lt;= [.D51]  ; [.D51] &lt;= 11); 230;IF([.D51]=12; 310;0) ) )" office:value-type="float" office:value="530" calcext:value-type="float">
            <text:p>530</text:p>
          </table:table-cell>
          <table:table-cell table:style-name="ce13" table:formula="of:=[.E51]*([.C51]*[.$N$2])/[.$L$2]" office:value-type="float" office:value="0.00378802227313702" calcext:value-type="float">
            <text:p>0.003788022273137</text:p>
          </table:table-cell>
          <table:table-cell table:style-name="ce13" table:formula="of:=[.F51]*([.C51]*[.$N$2])/[.$L$2]" office:value-type="float" office:value="0.00874241066764516" calcext:value-type="float">
            <text:p>0.008742410667645</text:p>
          </table:table-cell>
          <table:table-cell table:style-name="ce13" table:formula="of:=[.G5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2]  ; [.D52] &lt;= 8); 530;  IF(AND(9&lt;= [.D52]  ; [.D52] &lt;= 11); 230;IF([.D52]=12; 310;0) ) )" office:value-type="float" office:value="530" calcext:value-type="float">
            <text:p>530</text:p>
          </table:table-cell>
          <table:table-cell table:style-name="ce13" table:formula="of:=[.E52]*([.C52]*[.$N$2])/[.$L$2]" office:value-type="float" office:value="0.00631337045522837" calcext:value-type="float">
            <text:p>0.006313370455228</text:p>
          </table:table-cell>
          <table:table-cell table:style-name="ce13" table:formula="of:=[.F52]*([.C52]*[.$N$2])/[.$L$2]" office:value-type="float" office:value="0.0145706844460753" calcext:value-type="float">
            <text:p>0.014570684446075</text:p>
          </table:table-cell>
          <table:table-cell table:style-name="ce13" table:formula="of:=[.G5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3]  ; [.D53] &lt;= 8); 530;  IF(AND(9&lt;= [.D53]  ; [.D53] &lt;= 11); 230;IF([.D53]=12; 310;0) ) )" office:value-type="float" office:value="530" calcext:value-type="float">
            <text:p>530</text:p>
          </table:table-cell>
          <table:table-cell table:style-name="ce13" table:formula="of:=[.E53]*([.C53]*[.$N$2])/[.$L$2]" office:value-type="float" office:value="0.00631337045522837" calcext:value-type="float">
            <text:p>0.006313370455228</text:p>
          </table:table-cell>
          <table:table-cell table:style-name="ce13" table:formula="of:=[.F53]*([.C53]*[.$N$2])/[.$L$2]" office:value-type="float" office:value="0.0145706844460753" calcext:value-type="float">
            <text:p>0.014570684446075</text:p>
          </table:table-cell>
          <table:table-cell table:style-name="ce13" table:formula="of:=[.G5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4]  ; [.D54] &lt;= 8); 530;  IF(AND(9&lt;= [.D54]  ; [.D54] &lt;= 11); 230;IF([.D54]=12; 310;0) ) )" office:value-type="float" office:value="530" calcext:value-type="float">
            <text:p>530</text:p>
          </table:table-cell>
          <table:table-cell table:style-name="ce13" table:formula="of:=[.E54]*([.C54]*[.$N$2])/[.$L$2]" office:value-type="float" office:value="0.00631337045522837" calcext:value-type="float">
            <text:p>0.006313370455228</text:p>
          </table:table-cell>
          <table:table-cell table:style-name="ce13" table:formula="of:=[.F54]*([.C54]*[.$N$2])/[.$L$2]" office:value-type="float" office:value="0.0145706844460753" calcext:value-type="float">
            <text:p>0.014570684446075</text:p>
          </table:table-cell>
          <table:table-cell table:style-name="ce13" table:formula="of:=[.G5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5]  ; [.D55] &lt;= 8); 530;  IF(AND(9&lt;= [.D55]  ; [.D55] &lt;= 11); 230;IF([.D55]=12; 310;0) ) )" office:value-type="float" office:value="530" calcext:value-type="float">
            <text:p>530</text:p>
          </table:table-cell>
          <table:table-cell table:style-name="ce13" table:formula="of:=[.E55]*([.C55]*[.$N$2])/[.$L$2]" office:value-type="float" office:value="0.0126267409104567" calcext:value-type="float">
            <text:p>0.012626740910457</text:p>
          </table:table-cell>
          <table:table-cell table:style-name="ce13" table:formula="of:=[.F55]*([.C55]*[.$N$2])/[.$L$2]" office:value-type="float" office:value="0.0291413688921505" calcext:value-type="float">
            <text:p>0.029141368892151</text:p>
          </table:table-cell>
          <table:table-cell table:style-name="ce13" table:formula="of:=[.G5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56]  ; [.D56] &lt;= 8); 530;  IF(AND(9&lt;= [.D56]  ; [.D56] &lt;= 11); 230;IF([.D56]=12; 310;0) ) )" office:value-type="float" office:value="530" calcext:value-type="float">
            <text:p>530</text:p>
          </table:table-cell>
          <table:table-cell table:style-name="ce13" table:formula="of:=[.E56]*([.C56]*[.$N$2])/[.$L$2]" office:value-type="float" office:value="0.00500801442307692" calcext:value-type="float">
            <text:p>0.005008014423077</text:p>
          </table:table-cell>
          <table:table-cell table:style-name="ce13" table:formula="of:=[.F56]*([.C56]*[.$N$2])/[.$L$2]" office:value-type="float" office:value="0.0117977262851331" calcext:value-type="float">
            <text:p>0.011797726285133</text:p>
          </table:table-cell>
          <table:table-cell table:style-name="ce13" table:formula="of:=[.G5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57]  ; [.D57] &lt;= 8); 530;  IF(AND(9&lt;= [.D57]  ; [.D57] &lt;= 11); 230;IF([.D57]=12; 310;0) ) )" office:value-type="float" office:value="530" calcext:value-type="float">
            <text:p>530</text:p>
          </table:table-cell>
          <table:table-cell table:style-name="ce13" table:formula="of:=[.E57]*([.C57]*[.$N$2])/[.$L$2]" office:value-type="float" office:value="0.00313000901442308" calcext:value-type="float">
            <text:p>0.003130009014423</text:p>
          </table:table-cell>
          <table:table-cell table:style-name="ce13" table:formula="of:=[.F57]*([.C57]*[.$N$2])/[.$L$2]" office:value-type="float" office:value="0.00737357892820821" calcext:value-type="float">
            <text:p>0.007373578928208</text:p>
          </table:table-cell>
          <table:table-cell table:style-name="ce13" table:formula="of:=[.G5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58]  ; [.D58] &lt;= 8); 530;  IF(AND(9&lt;= [.D58]  ; [.D58] &lt;= 11); 230;IF([.D58]=12; 310;0) ) )" office:value-type="float" office:value="530" calcext:value-type="float">
            <text:p>530</text:p>
          </table:table-cell>
          <table:table-cell table:style-name="ce13" table:formula="of:=[.E58]*([.C58]*[.$N$2])/[.$L$2]" office:value-type="float" office:value="0.00688601983173077" calcext:value-type="float">
            <text:p>0.006886019831731</text:p>
          </table:table-cell>
          <table:table-cell table:style-name="ce13" table:formula="of:=[.F58]*([.C58]*[.$N$2])/[.$L$2]" office:value-type="float" office:value="0.0162218736420581" calcext:value-type="float">
            <text:p>0.016221873642058</text:p>
          </table:table-cell>
          <table:table-cell table:style-name="ce13" table:formula="of:=[.G5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59]  ; [.D59] &lt;= 8); 530;  IF(AND(9&lt;= [.D59]  ; [.D59] &lt;= 11); 230;IF([.D59]=12; 310;0) ) )" office:value-type="float" office:value="530" calcext:value-type="float">
            <text:p>530</text:p>
          </table:table-cell>
          <table:table-cell table:style-name="ce13" table:formula="of:=[.E59]*([.C59]*[.$N$2])/[.$L$2]" office:value-type="float" office:value="0.00883871863731971" calcext:value-type="float">
            <text:p>0.00883871863732</text:p>
          </table:table-cell>
          <table:table-cell table:style-name="ce13" table:formula="of:=[.F59]*([.C59]*[.$N$2])/[.$L$2]" office:value-type="float" office:value="0.0203989582245054" calcext:value-type="float">
            <text:p>0.020398958224505</text:p>
          </table:table-cell>
          <table:table-cell table:style-name="ce13" table:formula="of:=[.G5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60]  ; [.D60] &lt;= 8); 530;  IF(AND(9&lt;= [.D60]  ; [.D60] &lt;= 11); 230;IF([.D60]=12; 310;0) ) )" office:value-type="float" office:value="530" calcext:value-type="float">
            <text:p>530</text:p>
          </table:table-cell>
          <table:table-cell table:style-name="ce13" table:formula="of:=[.E60]*([.C60]*[.$N$2])/[.$L$2]" office:value-type="float" office:value="0.00688601983173077" calcext:value-type="float">
            <text:p>0.006886019831731</text:p>
          </table:table-cell>
          <table:table-cell table:style-name="ce13" table:formula="of:=[.F60]*([.C60]*[.$N$2])/[.$L$2]" office:value-type="float" office:value="0.0162218736420581" calcext:value-type="float">
            <text:p>0.016221873642058</text:p>
          </table:table-cell>
          <table:table-cell table:style-name="ce13" table:formula="of:=[.G6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61]  ; [.D61] &lt;= 8); 530;  IF(AND(9&lt;= [.D61]  ; [.D61] &lt;= 11); 230;IF([.D61]=12; 310;0) ) )" office:value-type="float" office:value="230" calcext:value-type="float">
            <text:p>230</text:p>
          </table:table-cell>
          <table:table-cell table:style-name="ce13" table:formula="of:=[.E61]*([.C61]*[.$N$2])/[.$L$2]" office:value-type="float" office:value="0.018183601319804" calcext:value-type="float">
            <text:p>0.018183601319804</text:p>
          </table:table-cell>
          <table:table-cell table:style-name="ce13" table:formula="of:=[.F61]*([.C61]*[.$N$2])/[.$L$2]" office:value-type="float" office:value="0.0184339473205205" calcext:value-type="float">
            <text:p>0.018433947320521</text:p>
          </table:table-cell>
          <table:table-cell table:style-name="ce13" table:formula="of:=[.G6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0" calcext:value-type="float">
            <text:p>7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62]  ; [.D62] &lt;= 8); 530;  IF(AND(9&lt;= [.D62]  ; [.D62] &lt;= 11); 230;IF([.D62]=12; 310;0) ) )" office:value-type="float" office:value="530" calcext:value-type="float">
            <text:p>530</text:p>
          </table:table-cell>
          <table:table-cell table:style-name="ce13" table:formula="of:=[.E62]*([.C62]*[.$N$2])/[.$L$2]" office:value-type="float" office:value="0.0189401113656851" calcext:value-type="float">
            <text:p>0.018940111365685</text:p>
          </table:table-cell>
          <table:table-cell table:style-name="ce13" table:formula="of:=[.F62]*([.C62]*[.$N$2])/[.$L$2]" office:value-type="float" office:value="0.0437120533382258" calcext:value-type="float">
            <text:p>0.043712053338226</text:p>
          </table:table-cell>
          <table:table-cell table:style-name="ce13" table:formula="of:=[.G6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63]  ; [.D63] &lt;= 8); 530;  IF(AND(9&lt;= [.D63]  ; [.D63] &lt;= 11); 230;IF([.D63]=12; 310;0) ) )" office:value-type="float" office:value="230" calcext:value-type="float">
            <text:p>230</text:p>
          </table:table-cell>
          <table:table-cell table:style-name="ce13" table:formula="of:=[.E63]*([.C63]*[.$N$2])/[.$L$2]" office:value-type="float" office:value="0.018183601319804" calcext:value-type="float">
            <text:p>0.018183601319804</text:p>
          </table:table-cell>
          <table:table-cell table:style-name="ce13" table:formula="of:=[.F63]*([.C63]*[.$N$2])/[.$L$2]" office:value-type="float" office:value="0.0184339473205205" calcext:value-type="float">
            <text:p>0.018433947320521</text:p>
          </table:table-cell>
          <table:table-cell table:style-name="ce13" table:formula="of:=[.G6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0.4666" calcext:value-type="float">
            <text:p>0.4666</text:p>
          </table:table-cell>
          <table:table-cell table:style-name="ce9" office:value-type="float" office:value="1.0482" calcext:value-type="float">
            <text:p>1.0482</text:p>
          </table:table-cell>
          <table:table-cell table:style-name="ce2" table:formula="of:=IF(AND(1&lt;= [.D64]  ; [.D64] &lt;= 8); 530;  IF(AND(9&lt;= [.D64]  ; [.D64] &lt;= 11); 230;IF([.D64]=12; 310;0) ) )" office:value-type="float" office:value="530" calcext:value-type="float">
            <text:p>530</text:p>
          </table:table-cell>
          <table:table-cell table:style-name="ce13" table:formula="of:=[.E64]*([.C64]*[.$N$2])/[.$L$2]" office:value-type="float" office:value="0.0140429058281712" calcext:value-type="float">
            <text:p>0.014042905828171</text:p>
          </table:table-cell>
          <table:table-cell table:style-name="ce13" table:formula="of:=[.F64]*([.C64]*[.$N$2])/[.$L$2]" office:value-type="float" office:value="0.0315468793165218" calcext:value-type="float">
            <text:p>0.031546879316522</text:p>
          </table:table-cell>
          <table:table-cell table:style-name="ce13" table:formula="of:=[.G6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5]  ; [.D65] &lt;= 8); 530;  IF(AND(9&lt;= [.D65]  ; [.D65] &lt;= 11); 230;IF([.D65]=12; 310;0) ) )" office:value-type="float" office:value="310" calcext:value-type="float">
            <text:p>310</text:p>
          </table:table-cell>
          <table:table-cell table:style-name="ce13" table:formula="of:=[.E65]*([.C65]*[.$N$2])/[.$L$2]" office:value-type="float" office:value="0.0208060782781296" calcext:value-type="float">
            <text:p>0.02080607827813</text:p>
          </table:table-cell>
          <table:table-cell table:style-name="ce13" table:formula="of:=[.F65]*([.C65]*[.$N$2])/[.$L$2]" office:value-type="float" office:value="0.0102888102261696" calcext:value-type="float">
            <text:p>0.01028881022617</text:p>
          </table:table-cell>
          <table:table-cell table:style-name="ce13" table:formula="of:=[.G65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6]  ; [.D66] &lt;= 8); 530;  IF(AND(9&lt;= [.D66]  ; [.D66] &lt;= 11); 230;IF([.D66]=12; 310;0) ) )" office:value-type="float" office:value="310" calcext:value-type="float">
            <text:p>310</text:p>
          </table:table-cell>
          <table:table-cell table:style-name="ce13" table:formula="of:=[.E66]*([.C66]*[.$N$2])/[.$L$2]" office:value-type="float" office:value="0.0145642547946907" calcext:value-type="float">
            <text:p>0.014564254794691</text:p>
          </table:table-cell>
          <table:table-cell table:style-name="ce13" table:formula="of:=[.F66]*([.C66]*[.$N$2])/[.$L$2]" office:value-type="float" office:value="0.00720216715831869" calcext:value-type="float">
            <text:p>0.007202167158319</text:p>
          </table:table-cell>
          <table:table-cell table:style-name="ce13" table:formula="of:=[.G66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7]  ; [.D67] &lt;= 8); 530;  IF(AND(9&lt;= [.D67]  ; [.D67] &lt;= 11); 230;IF([.D67]=12; 310;0) ) )" office:value-type="float" office:value="310" calcext:value-type="float">
            <text:p>310</text:p>
          </table:table-cell>
          <table:table-cell table:style-name="ce13" table:formula="of:=[.E67]*([.C67]*[.$N$2])/[.$L$2]" office:value-type="float" office:value="0.0291285095893815" calcext:value-type="float">
            <text:p>0.029128509589382</text:p>
          </table:table-cell>
          <table:table-cell table:style-name="ce13" table:formula="of:=[.F67]*([.C67]*[.$N$2])/[.$L$2]" office:value-type="float" office:value="0.0144043343166374" calcext:value-type="float">
            <text:p>0.014404334316637</text:p>
          </table:table-cell>
          <table:table-cell table:style-name="ce13" table:formula="of:=[.G67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5" calcext:value-type="float">
            <text:p>42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8]  ; [.D68] &lt;= 8); 530;  IF(AND(9&lt;= [.D68]  ; [.D68] &lt;= 11); 230;IF([.D68]=12; 310;0) ) )" office:value-type="float" office:value="310" calcext:value-type="float">
            <text:p>310</text:p>
          </table:table-cell>
          <table:table-cell table:style-name="ce13" table:formula="of:=[.E68]*([.C68]*[.$N$2])/[.$L$2]" office:value-type="float" office:value="0.0353703330728204" calcext:value-type="float">
            <text:p>0.03537033307282</text:p>
          </table:table-cell>
          <table:table-cell table:style-name="ce13" table:formula="of:=[.F68]*([.C68]*[.$N$2])/[.$L$2]" office:value-type="float" office:value="0.0174909773844883" calcext:value-type="float">
            <text:p>0.017490977384488</text:p>
          </table:table-cell>
          <table:table-cell table:style-name="ce13" table:formula="of:=[.G68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.5209" calcext:value-type="float">
            <text:p>1.5209</text:p>
          </table:table-cell>
          <table:table-cell table:style-name="ce9" office:value-type="float" office:value="0.7521" calcext:value-type="float">
            <text:p>0.7521</text:p>
          </table:table-cell>
          <table:table-cell table:style-name="ce2" table:formula="of:=IF(AND(1&lt;= [.D69]  ; [.D69] &lt;= 8); 530;  IF(AND(9&lt;= [.D69]  ; [.D69] &lt;= 11); 230;IF([.D69]=12; 310;0) ) )" office:value-type="float" office:value="310" calcext:value-type="float">
            <text:p>310</text:p>
          </table:table-cell>
          <table:table-cell table:style-name="ce13" table:formula="of:=[.E69]*([.C69]*[.$N$2])/[.$L$2]" office:value-type="float" office:value="0.0270479017615685" calcext:value-type="float">
            <text:p>0.027047901761569</text:p>
          </table:table-cell>
          <table:table-cell table:style-name="ce13" table:formula="of:=[.F69]*([.C69]*[.$N$2])/[.$L$2]" office:value-type="float" office:value="0.0133754532940204" calcext:value-type="float">
            <text:p>0.01337545329402</text:p>
          </table:table-cell>
          <table:table-cell table:style-name="ce13" table:formula="of:=[.G69]*[.$J$2]/[.$K$2]" office:value-type="float" office:value="0.25792" calcext:value-type="float">
            <text:p>0.25792</text:p>
          </table:table-cell>
          <table:table-cell table:number-columns-repeated="101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0]  ; [.D70] &lt;= 8); 530;  IF(AND(9&lt;= [.D70]  ; [.D70] &lt;= 11); 230;IF([.D70]=12; 310;0) ) )" office:value-type="float" office:value="230" calcext:value-type="float">
            <text:p>230</text:p>
          </table:table-cell>
          <table:table-cell table:style-name="ce13" table:formula="of:=[.E70]*([.C70]*[.$N$2])/[.$L$2]" office:value-type="float" office:value="0.0145468810558432" calcext:value-type="float">
            <text:p>0.014546881055843</text:p>
          </table:table-cell>
          <table:table-cell table:style-name="ce13" table:formula="of:=[.F70]*([.C70]*[.$N$2])/[.$L$2]" office:value-type="float" office:value="0.0147471578564164" calcext:value-type="float">
            <text:p>0.014747157856416</text:p>
          </table:table-cell>
          <table:table-cell table:style-name="ce13" table:formula="of:=[.G7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71]  ; [.D71] &lt;= 8); 530;  IF(AND(9&lt;= [.D71]  ; [.D71] &lt;= 11); 230;IF([.D71]=12; 310;0) ) )" office:value-type="float" office:value="530" calcext:value-type="float">
            <text:p>530</text:p>
          </table:table-cell>
          <table:table-cell table:style-name="ce13" table:formula="of:=[.E71]*([.C71]*[.$N$2])/[.$L$2]" office:value-type="float" office:value="0.0069447075007512" calcext:value-type="float">
            <text:p>0.006944707500751</text:p>
          </table:table-cell>
          <table:table-cell table:style-name="ce13" table:formula="of:=[.F71]*([.C71]*[.$N$2])/[.$L$2]" office:value-type="float" office:value="0.0160277528906828" calcext:value-type="float">
            <text:p>0.016027752890683</text:p>
          </table:table-cell>
          <table:table-cell table:style-name="ce13" table:formula="of:=[.G7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72]  ; [.D72] &lt;= 8); 530;  IF(AND(9&lt;= [.D72]  ; [.D72] &lt;= 11); 230;IF([.D72]=12; 310;0) ) )" office:value-type="float" office:value="530" calcext:value-type="float">
            <text:p>530</text:p>
          </table:table-cell>
          <table:table-cell table:style-name="ce13" table:formula="of:=[.E72]*([.C72]*[.$N$2])/[.$L$2]" office:value-type="float" office:value="0.00631337045522837" calcext:value-type="float">
            <text:p>0.006313370455228</text:p>
          </table:table-cell>
          <table:table-cell table:style-name="ce13" table:formula="of:=[.F72]*([.C72]*[.$N$2])/[.$L$2]" office:value-type="float" office:value="0.0145706844460753" calcext:value-type="float">
            <text:p>0.014570684446075</text:p>
          </table:table-cell>
          <table:table-cell table:style-name="ce13" table:formula="of:=[.G7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3]  ; [.D73] &lt;= 8); 530;  IF(AND(9&lt;= [.D73]  ; [.D73] &lt;= 11); 230;IF([.D73]=12; 310;0) ) )" office:value-type="float" office:value="230" calcext:value-type="float">
            <text:p>230</text:p>
          </table:table-cell>
          <table:table-cell table:style-name="ce13" table:formula="of:=[.E73]*([.C73]*[.$N$2])/[.$L$2]" office:value-type="float" office:value="0.0200019614517844" calcext:value-type="float">
            <text:p>0.020001961451784</text:p>
          </table:table-cell>
          <table:table-cell table:style-name="ce13" table:formula="of:=[.F73]*([.C73]*[.$N$2])/[.$L$2]" office:value-type="float" office:value="0.0202773420525726" calcext:value-type="float">
            <text:p>0.020277342052573</text:p>
          </table:table-cell>
          <table:table-cell table:style-name="ce13" table:formula="of:=[.G7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4]  ; [.D74] &lt;= 8); 530;  IF(AND(9&lt;= [.D74]  ; [.D74] &lt;= 11); 230;IF([.D74]=12; 310;0) ) )" office:value-type="float" office:value="230" calcext:value-type="float">
            <text:p>230</text:p>
          </table:table-cell>
          <table:table-cell table:style-name="ce13" table:formula="of:=[.E74]*([.C74]*[.$N$2])/[.$L$2]" office:value-type="float" office:value="0.0236386817157452" calcext:value-type="float">
            <text:p>0.023638681715745</text:p>
          </table:table-cell>
          <table:table-cell table:style-name="ce13" table:formula="of:=[.F74]*([.C74]*[.$N$2])/[.$L$2]" office:value-type="float" office:value="0.0239641315166767" calcext:value-type="float">
            <text:p>0.023964131516677</text:p>
          </table:table-cell>
          <table:table-cell table:style-name="ce13" table:formula="of:=[.G7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5]  ; [.D75] &lt;= 8); 530;  IF(AND(9&lt;= [.D75]  ; [.D75] &lt;= 11); 230;IF([.D75]=12; 310;0) ) )" office:value-type="float" office:value="230" calcext:value-type="float">
            <text:p>230</text:p>
          </table:table-cell>
          <table:table-cell table:style-name="ce13" table:formula="of:=[.E75]*([.C75]*[.$N$2])/[.$L$2]" office:value-type="float" office:value="0.0200019614517844" calcext:value-type="float">
            <text:p>0.020001961451784</text:p>
          </table:table-cell>
          <table:table-cell table:style-name="ce13" table:formula="of:=[.F75]*([.C75]*[.$N$2])/[.$L$2]" office:value-type="float" office:value="0.0202773420525726" calcext:value-type="float">
            <text:p>0.020277342052573</text:p>
          </table:table-cell>
          <table:table-cell table:style-name="ce13" table:formula="of:=[.G7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6]  ; [.D76] &lt;= 8); 530;  IF(AND(9&lt;= [.D76]  ; [.D76] &lt;= 11); 230;IF([.D76]=12; 310;0) ) )" office:value-type="float" office:value="230" calcext:value-type="float">
            <text:p>230</text:p>
          </table:table-cell>
          <table:table-cell table:style-name="ce13" table:formula="of:=[.E76]*([.C76]*[.$N$2])/[.$L$2]" office:value-type="float" office:value="0.0200019614517844" calcext:value-type="float">
            <text:p>0.020001961451784</text:p>
          </table:table-cell>
          <table:table-cell table:style-name="ce13" table:formula="of:=[.F76]*([.C76]*[.$N$2])/[.$L$2]" office:value-type="float" office:value="0.0202773420525726" calcext:value-type="float">
            <text:p>0.020277342052573</text:p>
          </table:table-cell>
          <table:table-cell table:style-name="ce13" table:formula="of:=[.G7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77]  ; [.D77] &lt;= 8); 530;  IF(AND(9&lt;= [.D77]  ; [.D77] &lt;= 11); 230;IF([.D77]=12; 310;0) ) )" office:value-type="float" office:value="530" calcext:value-type="float">
            <text:p>530</text:p>
          </table:table-cell>
          <table:table-cell table:style-name="ce13" table:formula="of:=[.E77]*([.C77]*[.$N$2])/[.$L$2]" office:value-type="float" office:value="0.00505069636418269" calcext:value-type="float">
            <text:p>0.005050696364183</text:p>
          </table:table-cell>
          <table:table-cell table:style-name="ce13" table:formula="of:=[.F77]*([.C77]*[.$N$2])/[.$L$2]" office:value-type="float" office:value="0.0116565475568602" calcext:value-type="float">
            <text:p>0.01165654755686</text:p>
          </table:table-cell>
          <table:table-cell table:style-name="ce13" table:formula="of:=[.G77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8]  ; [.D78] &lt;= 8); 530;  IF(AND(9&lt;= [.D78]  ; [.D78] &lt;= 11); 230;IF([.D78]=12; 310;0) ) )" office:value-type="float" office:value="230" calcext:value-type="float">
            <text:p>230</text:p>
          </table:table-cell>
          <table:table-cell table:style-name="ce13" table:formula="of:=[.E78]*([.C78]*[.$N$2])/[.$L$2]" office:value-type="float" office:value="0.0254570418477256" calcext:value-type="float">
            <text:p>0.025457041847726</text:p>
          </table:table-cell>
          <table:table-cell table:style-name="ce13" table:formula="of:=[.F78]*([.C78]*[.$N$2])/[.$L$2]" office:value-type="float" office:value="0.0258075262487287" calcext:value-type="float">
            <text:p>0.025807526248729</text:p>
          </table:table-cell>
          <table:table-cell table:style-name="ce13" table:formula="of:=[.G7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79]  ; [.D79] &lt;= 8); 530;  IF(AND(9&lt;= [.D79]  ; [.D79] &lt;= 11); 230;IF([.D79]=12; 310;0) ) )" office:value-type="float" office:value="230" calcext:value-type="float">
            <text:p>230</text:p>
          </table:table-cell>
          <table:table-cell table:style-name="ce13" table:formula="of:=[.E79]*([.C79]*[.$N$2])/[.$L$2]" office:value-type="float" office:value="0.0290937621116864" calcext:value-type="float">
            <text:p>0.029093762111686</text:p>
          </table:table-cell>
          <table:table-cell table:style-name="ce13" table:formula="of:=[.F79]*([.C79]*[.$N$2])/[.$L$2]" office:value-type="float" office:value="0.0294943157128328" calcext:value-type="float">
            <text:p>0.029494315712833</text:p>
          </table:table-cell>
          <table:table-cell table:style-name="ce13" table:formula="of:=[.G7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0]  ; [.D80] &lt;= 8); 530;  IF(AND(9&lt;= [.D80]  ; [.D80] &lt;= 11); 230;IF([.D80]=12; 310;0) ) )" office:value-type="float" office:value="530" calcext:value-type="float">
            <text:p>530</text:p>
          </table:table-cell>
          <table:table-cell table:style-name="ce13" table:formula="of:=[.E80]*([.C80]*[.$N$2])/[.$L$2]" office:value-type="float" office:value="0.0100160288461538" calcext:value-type="float">
            <text:p>0.010016028846154</text:p>
          </table:table-cell>
          <table:table-cell table:style-name="ce13" table:formula="of:=[.F80]*([.C80]*[.$N$2])/[.$L$2]" office:value-type="float" office:value="0.0235954525702663" calcext:value-type="float">
            <text:p>0.023595452570266</text:p>
          </table:table-cell>
          <table:table-cell table:style-name="ce13" table:formula="of:=[.G8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0" calcext:value-type="float">
            <text:p>7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81]  ; [.D81] &lt;= 8); 530;  IF(AND(9&lt;= [.D81]  ; [.D81] &lt;= 11); 230;IF([.D81]=12; 310;0) ) )" office:value-type="float" office:value="530" calcext:value-type="float">
            <text:p>530</text:p>
          </table:table-cell>
          <table:table-cell table:style-name="ce13" table:formula="of:=[.E81]*([.C81]*[.$N$2])/[.$L$2]" office:value-type="float" office:value="0.0176774372746394" calcext:value-type="float">
            <text:p>0.017677437274639</text:p>
          </table:table-cell>
          <table:table-cell table:style-name="ce13" table:formula="of:=[.F81]*([.C81]*[.$N$2])/[.$L$2]" office:value-type="float" office:value="0.0407979164490107" calcext:value-type="float">
            <text:p>0.040797916449011</text:p>
          </table:table-cell>
          <table:table-cell table:style-name="ce13" table:formula="of:=[.G8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2]  ; [.D82] &lt;= 8); 530;  IF(AND(9&lt;= [.D82]  ; [.D82] &lt;= 11); 230;IF([.D82]=12; 310;0) ) )" office:value-type="float" office:value="530" calcext:value-type="float">
            <text:p>530</text:p>
          </table:table-cell>
          <table:table-cell table:style-name="ce13" table:formula="of:=[.E82]*([.C82]*[.$N$2])/[.$L$2]" office:value-type="float" office:value="0.00250400721153846" calcext:value-type="float">
            <text:p>0.002504007211538</text:p>
          </table:table-cell>
          <table:table-cell table:style-name="ce13" table:formula="of:=[.F82]*([.C82]*[.$N$2])/[.$L$2]" office:value-type="float" office:value="0.00589886314256657" calcext:value-type="float">
            <text:p>0.005898863142567</text:p>
          </table:table-cell>
          <table:table-cell table:style-name="ce13" table:formula="of:=[.G8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3]  ; [.D83] &lt;= 8); 530;  IF(AND(9&lt;= [.D83]  ; [.D83] &lt;= 11); 230;IF([.D83]=12; 310;0) ) )" office:value-type="float" office:value="530" calcext:value-type="float">
            <text:p>530</text:p>
          </table:table-cell>
          <table:table-cell table:style-name="ce13" table:formula="of:=[.E83]*([.C83]*[.$N$2])/[.$L$2]" office:value-type="float" office:value="0.00563401622596154" calcext:value-type="float">
            <text:p>0.005634016225962</text:p>
          </table:table-cell>
          <table:table-cell table:style-name="ce13" table:formula="of:=[.F83]*([.C83]*[.$N$2])/[.$L$2]" office:value-type="float" office:value="0.0132724420707748" calcext:value-type="float">
            <text:p>0.013272442070775</text:p>
          </table:table-cell>
          <table:table-cell table:style-name="ce13" table:formula="of:=[.G8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4]  ; [.D84] &lt;= 8); 530;  IF(AND(9&lt;= [.D84]  ; [.D84] &lt;= 11); 230;IF([.D84]=12; 310;0) ) )" office:value-type="float" office:value="530" calcext:value-type="float">
            <text:p>530</text:p>
          </table:table-cell>
          <table:table-cell table:style-name="ce13" table:formula="of:=[.E84]*([.C84]*[.$N$2])/[.$L$2]" office:value-type="float" office:value="0.0118940342548077" calcext:value-type="float">
            <text:p>0.011894034254808</text:p>
          </table:table-cell>
          <table:table-cell table:style-name="ce13" table:formula="of:=[.F84]*([.C84]*[.$N$2])/[.$L$2]" office:value-type="float" office:value="0.0280195999271912" calcext:value-type="float">
            <text:p>0.028019599927191</text:p>
          </table:table-cell>
          <table:table-cell table:style-name="ce13" table:formula="of:=[.G8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5]  ; [.D85] &lt;= 8); 530;  IF(AND(9&lt;= [.D85]  ; [.D85] &lt;= 11); 230;IF([.D85]=12; 310;0) ) )" office:value-type="float" office:value="530" calcext:value-type="float">
            <text:p>530</text:p>
          </table:table-cell>
          <table:table-cell table:style-name="ce13" table:formula="of:=[.E85]*([.C85]*[.$N$2])/[.$L$2]" office:value-type="float" office:value="0.0118940342548077" calcext:value-type="float">
            <text:p>0.011894034254808</text:p>
          </table:table-cell>
          <table:table-cell table:style-name="ce13" table:formula="of:=[.F85]*([.C85]*[.$N$2])/[.$L$2]" office:value-type="float" office:value="0.0280195999271912" calcext:value-type="float">
            <text:p>0.028019599927191</text:p>
          </table:table-cell>
          <table:table-cell table:style-name="ce13" table:formula="of:=[.G8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6]  ; [.D86] &lt;= 8); 530;  IF(AND(9&lt;= [.D86]  ; [.D86] &lt;= 11); 230;IF([.D86]=12; 310;0) ) )" office:value-type="float" office:value="530" calcext:value-type="float">
            <text:p>530</text:p>
          </table:table-cell>
          <table:table-cell table:style-name="ce13" table:formula="of:=[.E86]*([.C86]*[.$N$2])/[.$L$2]" office:value-type="float" office:value="0.00626001802884615" calcext:value-type="float">
            <text:p>0.006260018028846</text:p>
          </table:table-cell>
          <table:table-cell table:style-name="ce13" table:formula="of:=[.F86]*([.C86]*[.$N$2])/[.$L$2]" office:value-type="float" office:value="0.0147471578564164" calcext:value-type="float">
            <text:p>0.014747157856416</text:p>
          </table:table-cell>
          <table:table-cell table:style-name="ce13" table:formula="of:=[.G8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75" calcext:value-type="float">
            <text:p>6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87]  ; [.D87] &lt;= 8); 530;  IF(AND(9&lt;= [.D87]  ; [.D87] &lt;= 11); 230;IF([.D87]=12; 310;0) ) )" office:value-type="float" office:value="230" calcext:value-type="float">
            <text:p>230</text:p>
          </table:table-cell>
          <table:table-cell table:style-name="ce13" table:formula="of:=[.E87]*([.C87]*[.$N$2])/[.$L$2]" office:value-type="float" office:value="0.0490957235634708" calcext:value-type="float">
            <text:p>0.049095723563471</text:p>
          </table:table-cell>
          <table:table-cell table:style-name="ce13" table:formula="of:=[.F87]*([.C87]*[.$N$2])/[.$L$2]" office:value-type="float" office:value="0.0497716577654054" calcext:value-type="float">
            <text:p>0.049771657765405</text:p>
          </table:table-cell>
          <table:table-cell table:style-name="ce13" table:formula="of:=[.G8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88]  ; [.D88] &lt;= 8); 530;  IF(AND(9&lt;= [.D88]  ; [.D88] &lt;= 11); 230;IF([.D88]=12; 310;0) ) )" office:value-type="float" office:value="530" calcext:value-type="float">
            <text:p>530</text:p>
          </table:table-cell>
          <table:table-cell table:style-name="ce13" table:formula="of:=[.E88]*([.C88]*[.$N$2])/[.$L$2]" office:value-type="float" office:value="0.00626001802884615" calcext:value-type="float">
            <text:p>0.006260018028846</text:p>
          </table:table-cell>
          <table:table-cell table:style-name="ce13" table:formula="of:=[.F88]*([.C88]*[.$N$2])/[.$L$2]" office:value-type="float" office:value="0.0147471578564164" calcext:value-type="float">
            <text:p>0.014747157856416</text:p>
          </table:table-cell>
          <table:table-cell table:style-name="ce13" table:formula="of:=[.G8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5" calcext:value-type="float">
            <text:p>47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89]  ; [.D89] &lt;= 8); 530;  IF(AND(9&lt;= [.D89]  ; [.D89] &lt;= 11); 230;IF([.D89]=12; 310;0) ) )" office:value-type="float" office:value="230" calcext:value-type="float">
            <text:p>230</text:p>
          </table:table-cell>
          <table:table-cell table:style-name="ce13" table:formula="of:=[.E89]*([.C89]*[.$N$2])/[.$L$2]" office:value-type="float" office:value="0.0345488425076276" calcext:value-type="float">
            <text:p>0.034548842507628</text:p>
          </table:table-cell>
          <table:table-cell table:style-name="ce13" table:formula="of:=[.F89]*([.C89]*[.$N$2])/[.$L$2]" office:value-type="float" office:value="0.035024499908989" calcext:value-type="float">
            <text:p>0.035024499908989</text:p>
          </table:table-cell>
          <table:table-cell table:style-name="ce13" table:formula="of:=[.G8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0]  ; [.D90] &lt;= 8); 530;  IF(AND(9&lt;= [.D90]  ; [.D90] &lt;= 11); 230;IF([.D90]=12; 310;0) ) )" office:value-type="float" office:value="530" calcext:value-type="float">
            <text:p>530</text:p>
          </table:table-cell>
          <table:table-cell table:style-name="ce13" table:formula="of:=[.E90]*([.C90]*[.$N$2])/[.$L$2]" office:value-type="float" office:value="0.0112680324519231" calcext:value-type="float">
            <text:p>0.011268032451923</text:p>
          </table:table-cell>
          <table:table-cell table:style-name="ce13" table:formula="of:=[.F90]*([.C90]*[.$N$2])/[.$L$2]" office:value-type="float" office:value="0.0265448841415496" calcext:value-type="float">
            <text:p>0.02654488414155</text:p>
          </table:table-cell>
          <table:table-cell table:style-name="ce13" table:formula="of:=[.G9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1]  ; [.D91] &lt;= 8); 530;  IF(AND(9&lt;= [.D91]  ; [.D91] &lt;= 11); 230;IF([.D91]=12; 310;0) ) )" office:value-type="float" office:value="230" calcext:value-type="float">
            <text:p>230</text:p>
          </table:table-cell>
          <table:table-cell table:style-name="ce13" table:formula="of:=[.E91]*([.C91]*[.$N$2])/[.$L$2]" office:value-type="float" office:value="0.0127285209238628" calcext:value-type="float">
            <text:p>0.012728520923863</text:p>
          </table:table-cell>
          <table:table-cell table:style-name="ce13" table:formula="of:=[.F91]*([.C91]*[.$N$2])/[.$L$2]" office:value-type="float" office:value="0.0129037631243644" calcext:value-type="float">
            <text:p>0.012903763124364</text:p>
          </table:table-cell>
          <table:table-cell table:style-name="ce13" table:formula="of:=[.G9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2]  ; [.D92] &lt;= 8); 530;  IF(AND(9&lt;= [.D92]  ; [.D92] &lt;= 11); 230;IF([.D92]=12; 310;0) ) )" office:value-type="float" office:value="530" calcext:value-type="float">
            <text:p>530</text:p>
          </table:table-cell>
          <table:table-cell table:style-name="ce13" table:formula="of:=[.E92]*([.C92]*[.$N$2])/[.$L$2]" office:value-type="float" office:value="0.00688601983173077" calcext:value-type="float">
            <text:p>0.006886019831731</text:p>
          </table:table-cell>
          <table:table-cell table:style-name="ce13" table:formula="of:=[.F92]*([.C92]*[.$N$2])/[.$L$2]" office:value-type="float" office:value="0.0162218736420581" calcext:value-type="float">
            <text:p>0.016221873642058</text:p>
          </table:table-cell>
          <table:table-cell table:style-name="ce13" table:formula="of:=[.G9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3]  ; [.D93] &lt;= 8); 530;  IF(AND(9&lt;= [.D93]  ; [.D93] &lt;= 11); 230;IF([.D93]=12; 310;0) ) )" office:value-type="float" office:value="230" calcext:value-type="float">
            <text:p>230</text:p>
          </table:table-cell>
          <table:table-cell table:style-name="ce13" table:formula="of:=[.E93]*([.C93]*[.$N$2])/[.$L$2]" office:value-type="float" office:value="0.0163652411878236" calcext:value-type="float">
            <text:p>0.016365241187824</text:p>
          </table:table-cell>
          <table:table-cell table:style-name="ce13" table:formula="of:=[.F93]*([.C93]*[.$N$2])/[.$L$2]" office:value-type="float" office:value="0.0165905525884685" calcext:value-type="float">
            <text:p>0.016590552588469</text:p>
          </table:table-cell>
          <table:table-cell table:style-name="ce13" table:formula="of:=[.G9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4]  ; [.D94] &lt;= 8); 530;  IF(AND(9&lt;= [.D94]  ; [.D94] &lt;= 11); 230;IF([.D94]=12; 310;0) ) )" office:value-type="float" office:value="530" calcext:value-type="float">
            <text:p>530</text:p>
          </table:table-cell>
          <table:table-cell table:style-name="ce13" table:formula="of:=[.E94]*([.C94]*[.$N$2])/[.$L$2]" office:value-type="float" office:value="0.00563401622596154" calcext:value-type="float">
            <text:p>0.005634016225962</text:p>
          </table:table-cell>
          <table:table-cell table:style-name="ce13" table:formula="of:=[.F94]*([.C94]*[.$N$2])/[.$L$2]" office:value-type="float" office:value="0.0132724420707748" calcext:value-type="float">
            <text:p>0.013272442070775</text:p>
          </table:table-cell>
          <table:table-cell table:style-name="ce13" table:formula="of:=[.G94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5]  ; [.D95] &lt;= 8); 530;  IF(AND(9&lt;= [.D95]  ; [.D95] &lt;= 11); 230;IF([.D95]=12; 310;0) ) )" office:value-type="float" office:value="230" calcext:value-type="float">
            <text:p>230</text:p>
          </table:table-cell>
          <table:table-cell table:style-name="ce13" table:formula="of:=[.E95]*([.C95]*[.$N$2])/[.$L$2]" office:value-type="float" office:value="0.0218203215837648" calcext:value-type="float">
            <text:p>0.021820321583765</text:p>
          </table:table-cell>
          <table:table-cell table:style-name="ce13" table:formula="of:=[.F95]*([.C95]*[.$N$2])/[.$L$2]" office:value-type="float" office:value="0.0221207367846246" calcext:value-type="float">
            <text:p>0.022120736784625</text:p>
          </table:table-cell>
          <table:table-cell table:style-name="ce13" table:formula="of:=[.G9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6]  ; [.D96] &lt;= 8); 530;  IF(AND(9&lt;= [.D96]  ; [.D96] &lt;= 11); 230;IF([.D96]=12; 310;0) ) )" office:value-type="float" office:value="530" calcext:value-type="float">
            <text:p>530</text:p>
          </table:table-cell>
          <table:table-cell table:style-name="ce13" table:formula="of:=[.E96]*([.C96]*[.$N$2])/[.$L$2]" office:value-type="float" office:value="0.00563401622596154" calcext:value-type="float">
            <text:p>0.005634016225962</text:p>
          </table:table-cell>
          <table:table-cell table:style-name="ce13" table:formula="of:=[.F96]*([.C96]*[.$N$2])/[.$L$2]" office:value-type="float" office:value="0.0132724420707748" calcext:value-type="float">
            <text:p>0.013272442070775</text:p>
          </table:table-cell>
          <table:table-cell table:style-name="ce13" table:formula="of:=[.G96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7]  ; [.D97] &lt;= 8); 530;  IF(AND(9&lt;= [.D97]  ; [.D97] &lt;= 11); 230;IF([.D97]=12; 310;0) ) )" office:value-type="float" office:value="230" calcext:value-type="float">
            <text:p>230</text:p>
          </table:table-cell>
          <table:table-cell table:style-name="ce13" table:formula="of:=[.E97]*([.C97]*[.$N$2])/[.$L$2]" office:value-type="float" office:value="0.0200019614517844" calcext:value-type="float">
            <text:p>0.020001961451784</text:p>
          </table:table-cell>
          <table:table-cell table:style-name="ce13" table:formula="of:=[.F97]*([.C97]*[.$N$2])/[.$L$2]" office:value-type="float" office:value="0.0202773420525726" calcext:value-type="float">
            <text:p>0.020277342052573</text:p>
          </table:table-cell>
          <table:table-cell table:style-name="ce13" table:formula="of:=[.G9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98]  ; [.D98] &lt;= 8); 530;  IF(AND(9&lt;= [.D98]  ; [.D98] &lt;= 11); 230;IF([.D98]=12; 310;0) ) )" office:value-type="float" office:value="530" calcext:value-type="float">
            <text:p>530</text:p>
          </table:table-cell>
          <table:table-cell table:style-name="ce13" table:formula="of:=[.E98]*([.C98]*[.$N$2])/[.$L$2]" office:value-type="float" office:value="0.00751202163461539" calcext:value-type="float">
            <text:p>0.007512021634615</text:p>
          </table:table-cell>
          <table:table-cell table:style-name="ce13" table:formula="of:=[.F98]*([.C98]*[.$N$2])/[.$L$2]" office:value-type="float" office:value="0.0176965894276997" calcext:value-type="float">
            <text:p>0.0176965894277</text:p>
          </table:table-cell>
          <table:table-cell table:style-name="ce13" table:formula="of:=[.G9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99]  ; [.D99] &lt;= 8); 530;  IF(AND(9&lt;= [.D99]  ; [.D99] &lt;= 11); 230;IF([.D99]=12; 310;0) ) )" office:value-type="float" office:value="230" calcext:value-type="float">
            <text:p>230</text:p>
          </table:table-cell>
          <table:table-cell table:style-name="ce13" table:formula="of:=[.E99]*([.C99]*[.$N$2])/[.$L$2]" office:value-type="float" office:value="0.0145468810558432" calcext:value-type="float">
            <text:p>0.014546881055843</text:p>
          </table:table-cell>
          <table:table-cell table:style-name="ce13" table:formula="of:=[.F99]*([.C99]*[.$N$2])/[.$L$2]" office:value-type="float" office:value="0.0147471578564164" calcext:value-type="float">
            <text:p>0.014747157856416</text:p>
          </table:table-cell>
          <table:table-cell table:style-name="ce13" table:formula="of:=[.G99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0]  ; [.D100] &lt;= 8); 530;  IF(AND(9&lt;= [.D100]  ; [.D100] &lt;= 11); 230;IF([.D100]=12; 310;0) ) )" office:value-type="float" office:value="530" calcext:value-type="float">
            <text:p>530</text:p>
          </table:table-cell>
          <table:table-cell table:style-name="ce13" table:formula="of:=[.E100]*([.C100]*[.$N$2])/[.$L$2]" office:value-type="float" office:value="0.0069447075007512" calcext:value-type="float">
            <text:p>0.006944707500751</text:p>
          </table:table-cell>
          <table:table-cell table:style-name="ce13" table:formula="of:=[.F100]*([.C100]*[.$N$2])/[.$L$2]" office:value-type="float" office:value="0.0160277528906828" calcext:value-type="float">
            <text:p>0.016027752890683</text:p>
          </table:table-cell>
          <table:table-cell table:style-name="ce13" table:formula="of:=[.G10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50" calcext:value-type="float">
            <text:p>5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1]  ; [.D101] &lt;= 8); 530;  IF(AND(9&lt;= [.D101]  ; [.D101] &lt;= 11); 230;IF([.D101]=12; 310;0) ) )" office:value-type="float" office:value="530" calcext:value-type="float">
            <text:p>530</text:p>
          </table:table-cell>
          <table:table-cell table:style-name="ce13" table:formula="of:=[.E101]*([.C101]*[.$N$2])/[.$L$2]" office:value-type="float" office:value="0.0138894150015024" calcext:value-type="float">
            <text:p>0.013889415001502</text:p>
          </table:table-cell>
          <table:table-cell table:style-name="ce13" table:formula="of:=[.F101]*([.C101]*[.$N$2])/[.$L$2]" office:value-type="float" office:value="0.0320555057813656" calcext:value-type="float">
            <text:p>0.032055505781366</text:p>
          </table:table-cell>
          <table:table-cell table:style-name="ce13" table:formula="of:=[.G10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2]  ; [.D102] &lt;= 8); 530;  IF(AND(9&lt;= [.D102]  ; [.D102] &lt;= 11); 230;IF([.D102]=12; 310;0) ) )" office:value-type="float" office:value="530" calcext:value-type="float">
            <text:p>530</text:p>
          </table:table-cell>
          <table:table-cell table:style-name="ce13" table:formula="of:=[.E102]*([.C102]*[.$N$2])/[.$L$2]" office:value-type="float" office:value="0.00757604454627404" calcext:value-type="float">
            <text:p>0.007576044546274</text:p>
          </table:table-cell>
          <table:table-cell table:style-name="ce13" table:formula="of:=[.F102]*([.C102]*[.$N$2])/[.$L$2]" office:value-type="float" office:value="0.0174848213352903" calcext:value-type="float">
            <text:p>0.01748482133529</text:p>
          </table:table-cell>
          <table:table-cell table:style-name="ce13" table:formula="of:=[.G10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800" calcext:value-type="float">
            <text:p>8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3]  ; [.D103] &lt;= 8); 530;  IF(AND(9&lt;= [.D103]  ; [.D103] &lt;= 11); 230;IF([.D103]=12; 310;0) ) )" office:value-type="float" office:value="530" calcext:value-type="float">
            <text:p>530</text:p>
          </table:table-cell>
          <table:table-cell table:style-name="ce13" table:formula="of:=[.E103]*([.C103]*[.$N$2])/[.$L$2]" office:value-type="float" office:value="0.0202027854567308" calcext:value-type="float">
            <text:p>0.020202785456731</text:p>
          </table:table-cell>
          <table:table-cell table:style-name="ce13" table:formula="of:=[.F103]*([.C103]*[.$N$2])/[.$L$2]" office:value-type="float" office:value="0.0466261902274408" calcext:value-type="float">
            <text:p>0.046626190227441</text:p>
          </table:table-cell>
          <table:table-cell table:style-name="ce13" table:formula="of:=[.G103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4]  ; [.D104] &lt;= 8); 530;  IF(AND(9&lt;= [.D104]  ; [.D104] &lt;= 11); 230;IF([.D104]=12; 310;0) ) )" office:value-type="float" office:value="230" calcext:value-type="float">
            <text:p>230</text:p>
          </table:table-cell>
          <table:table-cell table:style-name="ce13" table:formula="of:=[.E104]*([.C104]*[.$N$2])/[.$L$2]" office:value-type="float" office:value="0.0163652411878236" calcext:value-type="float">
            <text:p>0.016365241187824</text:p>
          </table:table-cell>
          <table:table-cell table:style-name="ce13" table:formula="of:=[.F104]*([.C104]*[.$N$2])/[.$L$2]" office:value-type="float" office:value="0.0165905525884685" calcext:value-type="float">
            <text:p>0.016590552588469</text:p>
          </table:table-cell>
          <table:table-cell table:style-name="ce13" table:formula="of:=[.G10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5]  ; [.D105] &lt;= 8); 530;  IF(AND(9&lt;= [.D105]  ; [.D105] &lt;= 11); 230;IF([.D105]=12; 310;0) ) )" office:value-type="float" office:value="530" calcext:value-type="float">
            <text:p>530</text:p>
          </table:table-cell>
          <table:table-cell table:style-name="ce13" table:formula="of:=[.E105]*([.C105]*[.$N$2])/[.$L$2]" office:value-type="float" office:value="0.0069447075007512" calcext:value-type="float">
            <text:p>0.006944707500751</text:p>
          </table:table-cell>
          <table:table-cell table:style-name="ce13" table:formula="of:=[.F105]*([.C105]*[.$N$2])/[.$L$2]" office:value-type="float" office:value="0.0160277528906828" calcext:value-type="float">
            <text:p>0.016027752890683</text:p>
          </table:table-cell>
          <table:table-cell table:style-name="ce13" table:formula="of:=[.G105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6]  ; [.D106] &lt;= 8); 530;  IF(AND(9&lt;= [.D106]  ; [.D106] &lt;= 11); 230;IF([.D106]=12; 310;0) ) )" office:value-type="float" office:value="230" calcext:value-type="float">
            <text:p>230</text:p>
          </table:table-cell>
          <table:table-cell table:style-name="ce13" table:formula="of:=[.E106]*([.C106]*[.$N$2])/[.$L$2]" office:value-type="float" office:value="0.0236386817157452" calcext:value-type="float">
            <text:p>0.023638681715745</text:p>
          </table:table-cell>
          <table:table-cell table:style-name="ce13" table:formula="of:=[.F106]*([.C106]*[.$N$2])/[.$L$2]" office:value-type="float" office:value="0.0239641315166767" calcext:value-type="float">
            <text:p>0.023964131516677</text:p>
          </table:table-cell>
          <table:table-cell table:style-name="ce13" table:formula="of:=[.G10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00" calcext:value-type="float">
            <text:p>7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7]  ; [.D107] &lt;= 8); 530;  IF(AND(9&lt;= [.D107]  ; [.D107] &lt;= 11); 230;IF([.D107]=12; 310;0) ) )" office:value-type="float" office:value="230" calcext:value-type="float">
            <text:p>230</text:p>
          </table:table-cell>
          <table:table-cell table:style-name="ce13" table:formula="of:=[.E107]*([.C107]*[.$N$2])/[.$L$2]" office:value-type="float" office:value="0.0509140836954512" calcext:value-type="float">
            <text:p>0.050914083695451</text:p>
          </table:table-cell>
          <table:table-cell table:style-name="ce13" table:formula="of:=[.F107]*([.C107]*[.$N$2])/[.$L$2]" office:value-type="float" office:value="0.0516150524974575" calcext:value-type="float">
            <text:p>0.051615052497458</text:p>
          </table:table-cell>
          <table:table-cell table:style-name="ce13" table:formula="of:=[.G10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08]  ; [.D108] &lt;= 8); 530;  IF(AND(9&lt;= [.D108]  ; [.D108] &lt;= 11); 230;IF([.D108]=12; 310;0) ) )" office:value-type="float" office:value="230" calcext:value-type="float">
            <text:p>230</text:p>
          </table:table-cell>
          <table:table-cell table:style-name="ce13" table:formula="of:=[.E108]*([.C108]*[.$N$2])/[.$L$2]" office:value-type="float" office:value="0.0163652411878236" calcext:value-type="float">
            <text:p>0.016365241187824</text:p>
          </table:table-cell>
          <table:table-cell table:style-name="ce13" table:formula="of:=[.F108]*([.C108]*[.$N$2])/[.$L$2]" office:value-type="float" office:value="0.0165905525884685" calcext:value-type="float">
            <text:p>0.016590552588469</text:p>
          </table:table-cell>
          <table:table-cell table:style-name="ce13" table:formula="of:=[.G108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09]  ; [.D109] &lt;= 8); 530;  IF(AND(9&lt;= [.D109]  ; [.D109] &lt;= 11); 230;IF([.D109]=12; 310;0) ) )" office:value-type="float" office:value="530" calcext:value-type="float">
            <text:p>530</text:p>
          </table:table-cell>
          <table:table-cell table:style-name="ce13" table:formula="of:=[.E109]*([.C109]*[.$N$2])/[.$L$2]" office:value-type="float" office:value="0.00820738159179687" calcext:value-type="float">
            <text:p>0.008207381591797</text:p>
          </table:table-cell>
          <table:table-cell table:style-name="ce13" table:formula="of:=[.F109]*([.C109]*[.$N$2])/[.$L$2]" office:value-type="float" office:value="0.0189418897798978" calcext:value-type="float">
            <text:p>0.018941889779898</text:p>
          </table:table-cell>
          <table:table-cell table:style-name="ce13" table:formula="of:=[.G10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75" calcext:value-type="float">
            <text:p>57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0]  ; [.D110] &lt;= 8); 530;  IF(AND(9&lt;= [.D110]  ; [.D110] &lt;= 11); 230;IF([.D110]=12; 310;0) ) )" office:value-type="float" office:value="230" calcext:value-type="float">
            <text:p>230</text:p>
          </table:table-cell>
          <table:table-cell table:style-name="ce13" table:formula="of:=[.E110]*([.C110]*[.$N$2])/[.$L$2]" office:value-type="float" office:value="0.0418222830355492" calcext:value-type="float">
            <text:p>0.041822283035549</text:p>
          </table:table-cell>
          <table:table-cell table:style-name="ce13" table:formula="of:=[.F110]*([.C110]*[.$N$2])/[.$L$2]" office:value-type="float" office:value="0.0423980788371972" calcext:value-type="float">
            <text:p>0.042398078837197</text:p>
          </table:table-cell>
          <table:table-cell table:style-name="ce13" table:formula="of:=[.G110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1]  ; [.D111] &lt;= 8); 530;  IF(AND(9&lt;= [.D111]  ; [.D111] &lt;= 11); 230;IF([.D111]=12; 310;0) ) )" office:value-type="float" office:value="230" calcext:value-type="float">
            <text:p>230</text:p>
          </table:table-cell>
          <table:table-cell table:style-name="ce13" table:formula="of:=[.E111]*([.C111]*[.$N$2])/[.$L$2]" office:value-type="float" office:value="0.0327304823756472" calcext:value-type="float">
            <text:p>0.032730482375647</text:p>
          </table:table-cell>
          <table:table-cell table:style-name="ce13" table:formula="of:=[.F111]*([.C111]*[.$N$2])/[.$L$2]" office:value-type="float" office:value="0.033181105176937" calcext:value-type="float">
            <text:p>0.033181105176937</text:p>
          </table:table-cell>
          <table:table-cell table:style-name="ce13" table:formula="of:=[.G111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12]  ; [.D112] &lt;= 8); 530;  IF(AND(9&lt;= [.D112]  ; [.D112] &lt;= 11); 230;IF([.D112]=12; 310;0) ) )" office:value-type="float" office:value="530" calcext:value-type="float">
            <text:p>530</text:p>
          </table:table-cell>
          <table:table-cell table:style-name="ce13" table:formula="of:=[.E112]*([.C112]*[.$N$2])/[.$L$2]" office:value-type="float" office:value="0.0252534818209135" calcext:value-type="float">
            <text:p>0.025253481820914</text:p>
          </table:table-cell>
          <table:table-cell table:style-name="ce13" table:formula="of:=[.F112]*([.C112]*[.$N$2])/[.$L$2]" office:value-type="float" office:value="0.058282737784301" calcext:value-type="float">
            <text:p>0.058282737784301</text:p>
          </table:table-cell>
          <table:table-cell table:style-name="ce13" table:formula="of:=[.G11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3]  ; [.D113] &lt;= 8); 530;  IF(AND(9&lt;= [.D113]  ; [.D113] &lt;= 11); 230;IF([.D113]=12; 310;0) ) )" office:value-type="float" office:value="230" calcext:value-type="float">
            <text:p>230</text:p>
          </table:table-cell>
          <table:table-cell table:style-name="ce13" table:formula="of:=[.E113]*([.C113]*[.$N$2])/[.$L$2]" office:value-type="float" office:value="0.0218203215837648" calcext:value-type="float">
            <text:p>0.021820321583765</text:p>
          </table:table-cell>
          <table:table-cell table:style-name="ce13" table:formula="of:=[.F113]*([.C113]*[.$N$2])/[.$L$2]" office:value-type="float" office:value="0.0221207367846246" calcext:value-type="float">
            <text:p>0.022120736784625</text:p>
          </table:table-cell>
          <table:table-cell table:style-name="ce13" table:formula="of:=[.G113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75" calcext:value-type="float">
            <text:p>57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4]  ; [.D114] &lt;= 8); 530;  IF(AND(9&lt;= [.D114]  ; [.D114] &lt;= 11); 230;IF([.D114]=12; 310;0) ) )" office:value-type="float" office:value="230" calcext:value-type="float">
            <text:p>230</text:p>
          </table:table-cell>
          <table:table-cell table:style-name="ce13" table:formula="of:=[.E114]*([.C114]*[.$N$2])/[.$L$2]" office:value-type="float" office:value="0.0418222830355492" calcext:value-type="float">
            <text:p>0.041822283035549</text:p>
          </table:table-cell>
          <table:table-cell table:style-name="ce13" table:formula="of:=[.F114]*([.C114]*[.$N$2])/[.$L$2]" office:value-type="float" office:value="0.0423980788371972" calcext:value-type="float">
            <text:p>0.042398078837197</text:p>
          </table:table-cell>
          <table:table-cell table:style-name="ce13" table:formula="of:=[.G114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5]  ; [.D115] &lt;= 8); 530;  IF(AND(9&lt;= [.D115]  ; [.D115] &lt;= 11); 230;IF([.D115]=12; 310;0) ) )" office:value-type="float" office:value="230" calcext:value-type="float">
            <text:p>230</text:p>
          </table:table-cell>
          <table:table-cell table:style-name="ce13" table:formula="of:=[.E115]*([.C115]*[.$N$2])/[.$L$2]" office:value-type="float" office:value="0.009091800659902" calcext:value-type="float">
            <text:p>0.009091800659902</text:p>
          </table:table-cell>
          <table:table-cell table:style-name="ce13" table:formula="of:=[.F115]*([.C115]*[.$N$2])/[.$L$2]" office:value-type="float" office:value="0.00921697366026026" calcext:value-type="float">
            <text:p>0.00921697366026</text:p>
          </table:table-cell>
          <table:table-cell table:style-name="ce13" table:formula="of:=[.G115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25" calcext:value-type="float">
            <text:p>5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6]  ; [.D116] &lt;= 8); 530;  IF(AND(9&lt;= [.D116]  ; [.D116] &lt;= 11); 230;IF([.D116]=12; 310;0) ) )" office:value-type="float" office:value="230" calcext:value-type="float">
            <text:p>230</text:p>
          </table:table-cell>
          <table:table-cell table:style-name="ce13" table:formula="of:=[.E116]*([.C116]*[.$N$2])/[.$L$2]" office:value-type="float" office:value="0.0381855627715884" calcext:value-type="float">
            <text:p>0.038185562771588</text:p>
          </table:table-cell>
          <table:table-cell table:style-name="ce13" table:formula="of:=[.F116]*([.C116]*[.$N$2])/[.$L$2]" office:value-type="float" office:value="0.0387112893730931" calcext:value-type="float">
            <text:p>0.038711289373093</text:p>
          </table:table-cell>
          <table:table-cell table:style-name="ce13" table:formula="of:=[.G116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.3292" calcext:value-type="float">
            <text:p>1.3292</text:p>
          </table:table-cell>
          <table:table-cell table:style-name="ce9" office:value-type="float" office:value="1.3475" calcext:value-type="float">
            <text:p>1.3475</text:p>
          </table:table-cell>
          <table:table-cell table:style-name="ce2" table:formula="of:=IF(AND(1&lt;= [.D117]  ; [.D117] &lt;= 8); 530;  IF(AND(9&lt;= [.D117]  ; [.D117] &lt;= 11); 230;IF([.D117]=12; 310;0) ) )" office:value-type="float" office:value="230" calcext:value-type="float">
            <text:p>230</text:p>
          </table:table-cell>
          <table:table-cell table:style-name="ce13" table:formula="of:=[.E117]*([.C117]*[.$N$2])/[.$L$2]" office:value-type="float" office:value="0.0236386817157452" calcext:value-type="float">
            <text:p>0.023638681715745</text:p>
          </table:table-cell>
          <table:table-cell table:style-name="ce13" table:formula="of:=[.F117]*([.C117]*[.$N$2])/[.$L$2]" office:value-type="float" office:value="0.0239641315166767" calcext:value-type="float">
            <text:p>0.023964131516677</text:p>
          </table:table-cell>
          <table:table-cell table:style-name="ce13" table:formula="of:=[.G117]*[.$J$2]/[.$K$2]" office:value-type="float" office:value="0.19136" calcext:value-type="float">
            <text:p>0.19136</text:p>
          </table:table-cell>
          <table:table-cell table:number-columns-repeated="1014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5" calcext:value-type="float">
            <text:p>37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18]  ; [.D118] &lt;= 8); 530;  IF(AND(9&lt;= [.D118]  ; [.D118] &lt;= 11); 230;IF([.D118]=12; 310;0) ) )" office:value-type="float" office:value="530" calcext:value-type="float">
            <text:p>530</text:p>
          </table:table-cell>
          <table:table-cell table:style-name="ce13" table:formula="of:=[.E118]*([.C118]*[.$N$2])/[.$L$2]" office:value-type="float" office:value="0.00947005568284255" calcext:value-type="float">
            <text:p>0.009470055682843</text:p>
          </table:table-cell>
          <table:table-cell table:style-name="ce13" table:formula="of:=[.F118]*([.C118]*[.$N$2])/[.$L$2]" office:value-type="float" office:value="0.0218560266691129" calcext:value-type="float">
            <text:p>0.021856026669113</text:p>
          </table:table-cell>
          <table:table-cell table:style-name="ce13" table:formula="of:=[.G118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19]  ; [.D119] &lt;= 8); 530;  IF(AND(9&lt;= [.D119]  ; [.D119] &lt;= 11); 230;IF([.D119]=12; 310;0) ) )" office:value-type="float" office:value="530" calcext:value-type="float">
            <text:p>530</text:p>
          </table:table-cell>
          <table:table-cell table:style-name="ce13" table:formula="of:=[.E119]*([.C119]*[.$N$2])/[.$L$2]" office:value-type="float" office:value="0.0100160288461538" calcext:value-type="float">
            <text:p>0.010016028846154</text:p>
          </table:table-cell>
          <table:table-cell table:style-name="ce13" table:formula="of:=[.F119]*([.C119]*[.$N$2])/[.$L$2]" office:value-type="float" office:value="0.0235954525702663" calcext:value-type="float">
            <text:p>0.023595452570266</text:p>
          </table:table-cell>
          <table:table-cell table:style-name="ce13" table:formula="of:=[.G119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20]  ; [.D120] &lt;= 8); 530;  IF(AND(9&lt;= [.D120]  ; [.D120] &lt;= 11); 230;IF([.D120]=12; 310;0) ) )" office:value-type="float" office:value="530" calcext:value-type="float">
            <text:p>530</text:p>
          </table:table-cell>
          <table:table-cell table:style-name="ce13" table:formula="of:=[.E120]*([.C120]*[.$N$2])/[.$L$2]" office:value-type="float" office:value="0.0100160288461538" calcext:value-type="float">
            <text:p>0.010016028846154</text:p>
          </table:table-cell>
          <table:table-cell table:style-name="ce13" table:formula="of:=[.F120]*([.C120]*[.$N$2])/[.$L$2]" office:value-type="float" office:value="0.0235954525702663" calcext:value-type="float">
            <text:p>0.023595452570266</text:p>
          </table:table-cell>
          <table:table-cell table:style-name="ce13" table:formula="of:=[.G120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50" calcext:value-type="float">
            <text:p>35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0.4576" calcext:value-type="float">
            <text:p>0.4576</text:p>
          </table:table-cell>
          <table:table-cell table:style-name="ce9" office:value-type="float" office:value="1.078" calcext:value-type="float">
            <text:p>1.078</text:p>
          </table:table-cell>
          <table:table-cell table:style-name="ce2" table:formula="of:=IF(AND(1&lt;= [.D121]  ; [.D121] &lt;= 8); 530;  IF(AND(9&lt;= [.D121]  ; [.D121] &lt;= 11); 230;IF([.D121]=12; 310;0) ) )" office:value-type="float" office:value="530" calcext:value-type="float">
            <text:p>530</text:p>
          </table:table-cell>
          <table:table-cell table:style-name="ce13" table:formula="of:=[.E121]*([.C121]*[.$N$2])/[.$L$2]" office:value-type="float" office:value="0.00876402524038462" calcext:value-type="float">
            <text:p>0.008764025240385</text:p>
          </table:table-cell>
          <table:table-cell table:style-name="ce13" table:formula="of:=[.F121]*([.C121]*[.$N$2])/[.$L$2]" office:value-type="float" office:value="0.020646020998983" calcext:value-type="float">
            <text:p>0.020646020998983</text:p>
          </table:table-cell>
          <table:table-cell table:style-name="ce13" table:formula="of:=[.G121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4615" calcext:value-type="float">
            <text:p>0.4615</text:p>
          </table:table-cell>
          <table:table-cell table:style-name="ce9" office:value-type="float" office:value="1.0651" calcext:value-type="float">
            <text:p>1.0651</text:p>
          </table:table-cell>
          <table:table-cell table:style-name="ce2" table:formula="of:=IF(AND(1&lt;= [.D122]  ; [.D122] &lt;= 8); 530;  IF(AND(9&lt;= [.D122]  ; [.D122] &lt;= 11); 230;IF([.D122]=12; 310;0) ) )" office:value-type="float" office:value="530" calcext:value-type="float">
            <text:p>530</text:p>
          </table:table-cell>
          <table:table-cell table:style-name="ce13" table:formula="of:=[.E122]*([.C122]*[.$N$2])/[.$L$2]" office:value-type="float" office:value="0.00631337045522837" calcext:value-type="float">
            <text:p>0.006313370455228</text:p>
          </table:table-cell>
          <table:table-cell table:style-name="ce13" table:formula="of:=[.F122]*([.C122]*[.$N$2])/[.$L$2]" office:value-type="float" office:value="0.0145706844460753" calcext:value-type="float">
            <text:p>0.014570684446075</text:p>
          </table:table-cell>
          <table:table-cell table:style-name="ce13" table:formula="of:=[.G122]*[.$J$2]/[.$K$2]" office:value-type="float" office:value="0.44096" calcext:value-type="float">
            <text:p>0.44096</text:p>
          </table:table-cell>
          <table:table-cell table:number-columns-repeated="101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3]*([.C123]*[.$N$2])/[.$L$2]" office:value-type="float" office:value="0" calcext:value-type="float">
            <text:p>0</text:p>
          </table:table-cell>
          <table:table-cell table:style-name="ce13" table:formula="of:=[.F123]*([.C123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4]*([.C124]*[.$N$2])/[.$L$2]" office:value-type="float" office:value="0" calcext:value-type="float">
            <text:p>0</text:p>
          </table:table-cell>
          <table:table-cell table:style-name="ce13" table:formula="of:=[.F124]*([.C124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5]*([.C125]*[.$N$2])/[.$L$2]" office:value-type="float" office:value="0" calcext:value-type="float">
            <text:p>0</text:p>
          </table:table-cell>
          <table:table-cell table:style-name="ce13" table:formula="of:=[.F125]*([.C125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6]*([.C126]*[.$N$2])/[.$L$2]" office:value-type="float" office:value="0" calcext:value-type="float">
            <text:p>0</text:p>
          </table:table-cell>
          <table:table-cell table:style-name="ce13" table:formula="of:=[.F126]*([.C126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7" calcext:value-type="float">
            <text:p>197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7]*([.C127]*[.$N$2])/[.$L$2]" office:value-type="float" office:value="0" calcext:value-type="float">
            <text:p>0</text:p>
          </table:table-cell>
          <table:table-cell table:style-name="ce13" table:formula="of:=[.F127]*([.C127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number-columns-repeated="2"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13" table:formula="of:=[.E128]*([.C128]*[.$N$2])/[.$L$2]" office:value-type="float" office:value="0" calcext:value-type="float">
            <text:p>0</text:p>
          </table:table-cell>
          <table:table-cell table:style-name="ce13" table:formula="of:=[.F128]*([.C128]*[.$N$2])/[.$L$2]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0 is originally 150</text:p>
          </table:table-cell>
          <table:table-cell table:number-columns-repeated="1023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6:32:36.103570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H. Kersting</meta:initial-creator>
    <meta:creation-date>1998-11-04T01:19:46</meta:creation-date>
    <dc:date>2017-09-06T16:38:37.248050680</dc:date>
    <meta:print-date>1999-01-27T08:41:35</meta:print-date>
    <meta:generator>LibreOffice/5.3.1.2$Linux_X86_64 LibreOffice_project/30m0$Build-2</meta:generator>
    <meta:editing-duration>PT19H4M46S</meta:editing-duration>
    <meta:editing-cycles>16</meta:editing-cycles>
    <meta:document-statistic meta:table-count="3" meta:cell-count="1257" meta:object-count="0"/>
  </office:meta>
</office:document-meta>
</file>